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45pt"/>
    </style:style>
    <style:style style:name="co3" style:family="table-column">
      <style:table-column-properties fo:break-before="auto" style:column-width="91.9pt"/>
    </style:style>
    <style:style style:name="co4" style:family="table-column">
      <style:table-column-properties fo:break-before="auto" style:column-width="110.86pt"/>
    </style:style>
    <style:style style:name="co5" style:family="table-column">
      <style:table-column-properties fo:break-before="auto" style:column-width="12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SFT close</text:p>
          </table:table-cell>
          <table:table-cell office:value-type="string" calcext:value-type="string">
            <text:p>MSFT high</text:p>
          </table:table-cell>
          <table:table-cell office:value-type="string" calcext:value-type="string">
            <text:p>MSFT low</text:p>
          </table:table-cell>
          <table:table-cell office:value-type="string" calcext:value-type="string">
            <text:p>MSFT open</text:p>
          </table:table-cell>
          <table:table-cell office:value-type="string" calcext:value-type="string">
            <text:p>MSFT volume</text:p>
          </table:table-cell>
          <table:table-cell office:value-type="string" calcext:value-type="string">
            <text:p>INTC close</text:p>
          </table:table-cell>
          <table:table-cell office:value-type="string" calcext:value-type="string">
            <text:p>INTC high</text:p>
          </table:table-cell>
          <table:table-cell office:value-type="string" calcext:value-type="string">
            <text:p>INTC low</text:p>
          </table:table-cell>
          <table:table-cell office:value-type="string" calcext:value-type="string">
            <text:p>INTC open</text:p>
          </table:table-cell>
          <table:table-cell office:value-type="string" calcext:value-type="string">
            <text:p>INTC volume</text:p>
          </table:table-cell>
          <table:table-cell office:value-type="string" calcext:value-type="string">
            <text:p>MSFT order</text:p>
          </table:table-cell>
          <table:table-cell office:value-type="string" calcext:value-type="string">
            <text:p>INTC order</text:p>
          </table:table-cell>
          <table:table-cell office:value-type="string" calcext:value-type="string">
            <text:p>MSFT qty</text:p>
          </table:table-cell>
          <table:table-cell office:value-type="string" calcext:value-type="string">
            <text:p>INTC qty</text:p>
          </table:table-cell>
          <table:table-cell office:value-type="string" calcext:value-type="string">
            <text:p>Stocks value open</text:p>
          </table:table-cell>
          <table:table-cell office:value-type="string" calcext:value-type="string">
            <text:p>Stocks value clos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Portfolio value at closing</text:p>
          </table:table-cell>
        </table:table-row>
        <table:table-row table:style-name="ro1">
          <table:table-cell office:value-type="string" calcext:value-type="string">
            <text:p>2016-06-01 20:00:00+00:00</text:p>
          </table:table-cell>
          <table:table-cell office:value-type="float" office:value="52.8499984741211" calcext:value-type="float">
            <text:p>52.85</text:p>
          </table:table-cell>
          <table:table-cell office:value-type="float" office:value="52.9500007629395" calcext:value-type="float">
            <text:p>52.95</text:p>
          </table:table-cell>
          <table:table-cell table:number-columns-repeated="2" office:value-type="float" office:value="52.439998626709" calcext:value-type="float">
            <text:p>52.44</text:p>
          </table:table-cell>
          <table:table-cell office:value-type="float" office:value="25324828" calcext:value-type="float">
            <text:p>25324828.00</text:p>
          </table:table-cell>
          <table:table-cell office:value-type="float" office:value="31.6599998474121" calcext:value-type="float">
            <text:p>31.66</text:p>
          </table:table-cell>
          <table:table-cell office:value-type="float" office:value="31.7199993133545" calcext:value-type="float">
            <text:p>31.72</text:p>
          </table:table-cell>
          <table:table-cell office:value-type="float" office:value="31.4699993133545" calcext:value-type="float">
            <text:p>31.47</text:p>
          </table:table-cell>
          <table:table-cell office:value-type="float" office:value="31.6200008392334" calcext:value-type="float">
            <text:p>31.62</text:p>
          </table:table-cell>
          <table:table-cell office:value-type="float" office:value="17753532" calcext:value-type="float">
            <text:p>17753532.0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]*[.E2]+[.O2]*[.J2]" office:value-type="float" office:value="0" calcext:value-type="float">
            <text:p>0</text:p>
          </table:table-cell>
          <table:table-cell table:formula="of:=[.N2]*[.B2]+[.O2]*[.G2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R2]+[.P2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6-06-02 20:00:00+00:00</text:p>
          </table:table-cell>
          <table:table-cell office:value-type="float" office:value="52.4799995422363" calcext:value-type="float">
            <text:p>52.48</text:p>
          </table:table-cell>
          <table:table-cell office:value-type="float" office:value="52.7400016784668" calcext:value-type="float">
            <text:p>52.74</text:p>
          </table:table-cell>
          <table:table-cell office:value-type="float" office:value="51.8349990844727" calcext:value-type="float">
            <text:p>51.83</text:p>
          </table:table-cell>
          <table:table-cell office:value-type="float" office:value="52.6399993896484" calcext:value-type="float">
            <text:p>52.64</text:p>
          </table:table-cell>
          <table:table-cell office:value-type="float" office:value="22840780" calcext:value-type="float">
            <text:p>22840780.00</text:p>
          </table:table-cell>
          <table:table-cell table:number-columns-repeated="2" office:value-type="float" office:value="31.7600002288818" calcext:value-type="float">
            <text:p>31.76</text:p>
          </table:table-cell>
          <table:table-cell office:value-type="float" office:value="31.4500007629395" calcext:value-type="float">
            <text:p>31.45</text:p>
          </table:table-cell>
          <table:table-cell office:value-type="float" office:value="31.5599994659424" calcext:value-type="float">
            <text:p>31.56</text:p>
          </table:table-cell>
          <table:table-cell office:value-type="float" office:value="14140127" calcext:value-type="float">
            <text:p>14140127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N2]+[.L3]" office:value-type="float" office:value="2" calcext:value-type="float">
            <text:p>2</text:p>
          </table:table-cell>
          <table:table-cell table:formula="of:=[.O2]+[.M3]" office:value-type="float" office:value="3" calcext:value-type="float">
            <text:p>3</text:p>
          </table:table-cell>
          <table:table-cell table:formula="of:=[.N3]*[.E3]+[.O3]*[.J3]" office:value-type="float" office:value="199.959997177124" calcext:value-type="float">
            <text:p>199.959997177124</text:p>
          </table:table-cell>
          <table:table-cell table:formula="of:=[.N3]*[.B3]+[.O3]*[.G3]" office:value-type="float" office:value="200.239999771118" calcext:value-type="float">
            <text:p>200.239999771118</text:p>
          </table:table-cell>
          <table:table-cell table:formula="of:=[.R2]-([.L3]*[.E3])-([.M3]*[.J3])" office:value-type="float" office:value="800.040002822876" calcext:value-type="float">
            <text:p>800.040002822876</text:p>
          </table:table-cell>
          <table:table-cell table:formula="of:=[.R3]+[.Q3]" office:value-type="float" office:value="1000.28000259399" calcext:value-type="float">
            <text:p>1000.28000259399</text:p>
          </table:table-cell>
        </table:table-row>
        <table:table-row table:style-name="ro1">
          <table:table-cell office:value-type="string" calcext:value-type="string">
            <text:p>2016-06-03 20:00:00+00:00</text:p>
          </table:table-cell>
          <table:table-cell office:value-type="float" office:value="51.7900009155273" calcext:value-type="float">
            <text:p>51.79</text:p>
          </table:table-cell>
          <table:table-cell office:value-type="float" office:value="52.4199981689453" calcext:value-type="float">
            <text:p>52.42</text:p>
          </table:table-cell>
          <table:table-cell office:value-type="float" office:value="51.5999984741211" calcext:value-type="float">
            <text:p>51.60</text:p>
          </table:table-cell>
          <table:table-cell office:value-type="float" office:value="52.3800010681152" calcext:value-type="float">
            <text:p>52.38</text:p>
          </table:table-cell>
          <table:table-cell office:value-type="float" office:value="23368292" calcext:value-type="float">
            <text:p>23368292.00</text:p>
          </table:table-cell>
          <table:table-cell office:value-type="float" office:value="31.6200008392334" calcext:value-type="float">
            <text:p>31.62</text:p>
          </table:table-cell>
          <table:table-cell office:value-type="float" office:value="31.7399997711182" calcext:value-type="float">
            <text:p>31.74</text:p>
          </table:table-cell>
          <table:table-cell office:value-type="float" office:value="31.3950004577637" calcext:value-type="float">
            <text:p>31.40</text:p>
          </table:table-cell>
          <table:table-cell office:value-type="float" office:value="31.7399997711182" calcext:value-type="float">
            <text:p>31.74</text:p>
          </table:table-cell>
          <table:table-cell office:value-type="float" office:value="15777539" calcext:value-type="float">
            <text:p>15777539.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N3]+[.L4]" office:value-type="float" office:value="7" calcext:value-type="float">
            <text:p>7</text:p>
          </table:table-cell>
          <table:table-cell table:formula="of:=[.O3]+[.M4]" office:value-type="float" office:value="8" calcext:value-type="float">
            <text:p>8</text:p>
          </table:table-cell>
          <table:table-cell table:formula="of:=[.N4]*[.E4]+[.O4]*[.J4]" office:value-type="float" office:value="620.580005645752" calcext:value-type="float">
            <text:p>620.580005645752</text:p>
          </table:table-cell>
          <table:table-cell table:formula="of:=[.N4]*[.B4]+[.O4]*[.G4]" office:value-type="float" office:value="615.490013122558" calcext:value-type="float">
            <text:p>615.490013122558</text:p>
          </table:table-cell>
          <table:table-cell table:formula="of:=[.R3]-([.L4]*[.E4])-([.M4]*[.J4])" office:value-type="float" office:value="379.439998626709" calcext:value-type="float">
            <text:p>379.439998626709</text:p>
          </table:table-cell>
          <table:table-cell table:formula="of:=[.R4]+[.Q4]" office:value-type="float" office:value="994.930011749267" calcext:value-type="float">
            <text:p>994.930011749267</text:p>
          </table:table-cell>
        </table:table-row>
        <table:table-row table:style-name="ro1">
          <table:table-cell office:value-type="string" calcext:value-type="string">
            <text:p>2016-06-06 20:00:00+00:00</text:p>
          </table:table-cell>
          <table:table-cell office:value-type="float" office:value="52.1300010681152" calcext:value-type="float">
            <text:p>52.13</text:p>
          </table:table-cell>
          <table:table-cell office:value-type="float" office:value="52.3499984741211" calcext:value-type="float">
            <text:p>52.35</text:p>
          </table:table-cell>
          <table:table-cell office:value-type="float" office:value="51.8899993896484" calcext:value-type="float">
            <text:p>51.89</text:p>
          </table:table-cell>
          <table:table-cell office:value-type="float" office:value="51.9900016784668" calcext:value-type="float">
            <text:p>51.99</text:p>
          </table:table-cell>
          <table:table-cell office:value-type="float" office:value="18243272" calcext:value-type="float">
            <text:p>18243272.00</text:p>
          </table:table-cell>
          <table:table-cell office:value-type="float" office:value="31.6800003051758" calcext:value-type="float">
            <text:p>31.68</text:p>
          </table:table-cell>
          <table:table-cell office:value-type="float" office:value="31.8199996948242" calcext:value-type="float">
            <text:p>31.82</text:p>
          </table:table-cell>
          <table:table-cell office:value-type="float" office:value="31.5799999237061" calcext:value-type="float">
            <text:p>31.58</text:p>
          </table:table-cell>
          <table:table-cell office:value-type="float" office:value="31.6399993896484" calcext:value-type="float">
            <text:p>31.64</text:p>
          </table:table-cell>
          <table:table-cell office:value-type="float" office:value="15139603" calcext:value-type="float">
            <text:p>15139603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]+[.L5]" office:value-type="float" office:value="7" calcext:value-type="float">
            <text:p>7</text:p>
          </table:table-cell>
          <table:table-cell table:formula="of:=[.O4]+[.M5]" office:value-type="float" office:value="8" calcext:value-type="float">
            <text:p>8</text:p>
          </table:table-cell>
          <table:table-cell table:formula="of:=[.N5]*[.E5]+[.O5]*[.J5]" office:value-type="float" office:value="617.050006866455" calcext:value-type="float">
            <text:p>617.050006866455</text:p>
          </table:table-cell>
          <table:table-cell table:formula="of:=[.N5]*[.B5]+[.O5]*[.G5]" office:value-type="float" office:value="618.350009918213" calcext:value-type="float">
            <text:p>618.350009918213</text:p>
          </table:table-cell>
          <table:table-cell table:formula="of:=[.R4]-([.L5]*[.E5])-([.M5]*[.J5])" office:value-type="float" office:value="379.439998626709" calcext:value-type="float">
            <text:p>379.439998626709</text:p>
          </table:table-cell>
          <table:table-cell table:formula="of:=[.R5]+[.Q5]" office:value-type="float" office:value="997.790008544922" calcext:value-type="float">
            <text:p>997.790008544922</text:p>
          </table:table-cell>
        </table:table-row>
        <table:table-row table:style-name="ro1">
          <table:table-cell office:value-type="string" calcext:value-type="string">
            <text:p>2016-06-07 20:00:00+00:00</text:p>
          </table:table-cell>
          <table:table-cell office:value-type="float" office:value="52.0999984741211" calcext:value-type="float">
            <text:p>52.10</text:p>
          </table:table-cell>
          <table:table-cell office:value-type="float" office:value="52.7299995422363" calcext:value-type="float">
            <text:p>52.73</text:p>
          </table:table-cell>
          <table:table-cell office:value-type="float" office:value="52.0999984741211" calcext:value-type="float">
            <text:p>52.10</text:p>
          </table:table-cell>
          <table:table-cell office:value-type="float" office:value="52.2400016784668" calcext:value-type="float">
            <text:p>52.24</text:p>
          </table:table-cell>
          <table:table-cell office:value-type="float" office:value="20866770" calcext:value-type="float">
            <text:p>20866770.00</text:p>
          </table:table-cell>
          <table:table-cell office:value-type="float" office:value="31.8799991607666" calcext:value-type="float">
            <text:p>31.88</text:p>
          </table:table-cell>
          <table:table-cell office:value-type="float" office:value="32.0200004577637" calcext:value-type="float">
            <text:p>32.02</text:p>
          </table:table-cell>
          <table:table-cell office:value-type="float" office:value="31.7000007629395" calcext:value-type="float">
            <text:p>31.70</text:p>
          </table:table-cell>
          <table:table-cell office:value-type="float" office:value="31.75" calcext:value-type="float">
            <text:p>31.75</text:p>
          </table:table-cell>
          <table:table-cell office:value-type="float" office:value="19339090" calcext:value-type="float">
            <text:p>19339090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]+[.L6]" office:value-type="float" office:value="7" calcext:value-type="float">
            <text:p>7</text:p>
          </table:table-cell>
          <table:table-cell table:formula="of:=[.O5]+[.M6]" office:value-type="float" office:value="8" calcext:value-type="float">
            <text:p>8</text:p>
          </table:table-cell>
          <table:table-cell table:formula="of:=[.N6]*[.E6]+[.O6]*[.J6]" office:value-type="float" office:value="619.680011749268" calcext:value-type="float">
            <text:p>619.680011749268</text:p>
          </table:table-cell>
          <table:table-cell table:formula="of:=[.N6]*[.B6]+[.O6]*[.G6]" office:value-type="float" office:value="619.73998260498" calcext:value-type="float">
            <text:p>619.73998260498</text:p>
          </table:table-cell>
          <table:table-cell table:formula="of:=[.R5]-([.L6]*[.E6])-([.M6]*[.J6])" office:value-type="float" office:value="379.439998626709" calcext:value-type="float">
            <text:p>379.439998626709</text:p>
          </table:table-cell>
          <table:table-cell table:formula="of:=[.R6]+[.Q6]" office:value-type="float" office:value="999.17998123169" calcext:value-type="float">
            <text:p>999.17998123169</text:p>
          </table:table-cell>
        </table:table-row>
        <table:table-row table:style-name="ro1">
          <table:table-cell office:value-type="string" calcext:value-type="string">
            <text:p>2016-06-08 20:00:00+00:00</text:p>
          </table:table-cell>
          <table:table-cell office:value-type="float" office:value="52.0400009155273" calcext:value-type="float">
            <text:p>52.04</text:p>
          </table:table-cell>
          <table:table-cell office:value-type="float" office:value="52.439998626709" calcext:value-type="float">
            <text:p>52.44</text:p>
          </table:table-cell>
          <table:table-cell office:value-type="float" office:value="51.8699989318848" calcext:value-type="float">
            <text:p>51.87</text:p>
          </table:table-cell>
          <table:table-cell office:value-type="float" office:value="52.0200004577637" calcext:value-type="float">
            <text:p>52.02</text:p>
          </table:table-cell>
          <table:table-cell office:value-type="float" office:value="21149438" calcext:value-type="float">
            <text:p>21149438.00</text:p>
          </table:table-cell>
          <table:table-cell office:value-type="float" office:value="31.8899993896484" calcext:value-type="float">
            <text:p>31.89</text:p>
          </table:table-cell>
          <table:table-cell office:value-type="float" office:value="32" calcext:value-type="float">
            <text:p>32.00</text:p>
          </table:table-cell>
          <table:table-cell office:value-type="float" office:value="31.7900009155273" calcext:value-type="float">
            <text:p>31.79</text:p>
          </table:table-cell>
          <table:table-cell office:value-type="float" office:value="31.7999992370605" calcext:value-type="float">
            <text:p>31.80</text:p>
          </table:table-cell>
          <table:table-cell office:value-type="float" office:value="12732088" calcext:value-type="float">
            <text:p>12732088.00</text:p>
          </table:table-cell>
          <table:table-cell office:value-type="float" office:value="-3" calcext:value-type="float">
            <text:p>-3</text:p>
          </table:table-cell>
          <table:table-cell table:formula="of:=0" office:value-type="float" office:value="0" calcext:value-type="float">
            <text:p>0</text:p>
          </table:table-cell>
          <table:table-cell table:formula="of:=[.N6]+[.L7]" office:value-type="float" office:value="4" calcext:value-type="float">
            <text:p>4</text:p>
          </table:table-cell>
          <table:table-cell table:formula="of:=[.O6]+[.M7]" office:value-type="float" office:value="8" calcext:value-type="float">
            <text:p>8</text:p>
          </table:table-cell>
          <table:table-cell table:formula="of:=[.N7]*[.E7]+[.O7]*[.J7]" office:value-type="float" office:value="462.479995727539" calcext:value-type="float">
            <text:p>462.479995727539</text:p>
          </table:table-cell>
          <table:table-cell table:formula="of:=[.N7]*[.B7]+[.O7]*[.G7]" office:value-type="float" office:value="463.279998779296" calcext:value-type="float">
            <text:p>463.279998779296</text:p>
          </table:table-cell>
          <table:table-cell table:formula="of:=[.R6]-([.L7]*[.E7])-([.M7]*[.J7])" office:value-type="float" office:value="535.5" calcext:value-type="float">
            <text:p>535.5</text:p>
          </table:table-cell>
          <table:table-cell table:formula="of:=[.R7]+[.Q7]" office:value-type="float" office:value="998.779998779296" calcext:value-type="float">
            <text:p>998.779998779296</text:p>
          </table:table-cell>
        </table:table-row>
        <table:table-row table:style-name="ro1">
          <table:table-cell office:value-type="string" calcext:value-type="string">
            <text:p>2016-06-09 20:00:00+00:00</text:p>
          </table:table-cell>
          <table:table-cell office:value-type="float" office:value="51.6199989318848" calcext:value-type="float">
            <text:p>51.62</text:p>
          </table:table-cell>
          <table:table-cell office:value-type="float" office:value="52" calcext:value-type="float">
            <text:p>52.00</text:p>
          </table:table-cell>
          <table:table-cell office:value-type="float" office:value="51.4900016784668" calcext:value-type="float">
            <text:p>51.49</text:p>
          </table:table-cell>
          <table:table-cell office:value-type="float" office:value="52" calcext:value-type="float">
            <text:p>52.00</text:p>
          </table:table-cell>
          <table:table-cell office:value-type="float" office:value="20305664" calcext:value-type="float">
            <text:p>20305664.00</text:p>
          </table:table-cell>
          <table:table-cell office:value-type="float" office:value="31.9400005340576" calcext:value-type="float">
            <text:p>31.94</text:p>
          </table:table-cell>
          <table:table-cell office:value-type="float" office:value="32" calcext:value-type="float">
            <text:p>32.00</text:p>
          </table:table-cell>
          <table:table-cell table:number-columns-repeated="2" office:value-type="float" office:value="31.6800003051758" calcext:value-type="float">
            <text:p>31.68</text:p>
          </table:table-cell>
          <table:table-cell office:value-type="float" office:value="11276764" calcext:value-type="float">
            <text:p>11276764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7]+[.L8]" office:value-type="float" office:value="4" calcext:value-type="float">
            <text:p>4</text:p>
          </table:table-cell>
          <table:table-cell table:formula="of:=[.O7]+[.M8]" office:value-type="float" office:value="8" calcext:value-type="float">
            <text:p>8</text:p>
          </table:table-cell>
          <table:table-cell table:formula="of:=[.N8]*[.E8]+[.O8]*[.J8]" office:value-type="float" office:value="461.440002441406" calcext:value-type="float">
            <text:p>461.440002441406</text:p>
          </table:table-cell>
          <table:table-cell table:formula="of:=[.N8]*[.B8]+[.O8]*[.G8]" office:value-type="float" office:value="462" calcext:value-type="float">
            <text:p>462</text:p>
          </table:table-cell>
          <table:table-cell table:formula="of:=[.R7]-([.L8]*[.E8])-([.M8]*[.J8])" office:value-type="float" office:value="535.5" calcext:value-type="float">
            <text:p>535.5</text:p>
          </table:table-cell>
          <table:table-cell table:formula="of:=[.R8]+[.Q8]" office:value-type="float" office:value="997.5" calcext:value-type="float">
            <text:p>997.5</text:p>
          </table:table-cell>
        </table:table-row>
        <table:table-row table:style-name="ro1">
          <table:table-cell office:value-type="string" calcext:value-type="string">
            <text:p>2016-06-10 20:00:00+00:00</text:p>
          </table:table-cell>
          <table:table-cell office:value-type="float" office:value="51.4799995422363" calcext:value-type="float">
            <text:p>51.48</text:p>
          </table:table-cell>
          <table:table-cell office:value-type="float" office:value="52.0499992370606" calcext:value-type="float">
            <text:p>52.05</text:p>
          </table:table-cell>
          <table:table-cell office:value-type="float" office:value="51.0400009155273" calcext:value-type="float">
            <text:p>51.04</text:p>
          </table:table-cell>
          <table:table-cell office:value-type="float" office:value="51.0499992370606" calcext:value-type="float">
            <text:p>51.05</text:p>
          </table:table-cell>
          <table:table-cell office:value-type="float" office:value="25833152" calcext:value-type="float">
            <text:p>25833152.00</text:p>
          </table:table-cell>
          <table:table-cell office:value-type="float" office:value="32.0400009155273" calcext:value-type="float">
            <text:p>32.04</text:p>
          </table:table-cell>
          <table:table-cell office:value-type="float" office:value="32.2400016784668" calcext:value-type="float">
            <text:p>32.24</text:p>
          </table:table-cell>
          <table:table-cell office:value-type="float" office:value="31.6499996185303" calcext:value-type="float">
            <text:p>31.65</text:p>
          </table:table-cell>
          <table:table-cell office:value-type="float" office:value="31.7000007629395" calcext:value-type="float">
            <text:p>31.70</text:p>
          </table:table-cell>
          <table:table-cell office:value-type="float" office:value="35749112" calcext:value-type="float">
            <text:p>35749112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8]+[.L9]" office:value-type="float" office:value="4" calcext:value-type="float">
            <text:p>4</text:p>
          </table:table-cell>
          <table:table-cell table:formula="of:=[.O8]+[.M9]" office:value-type="float" office:value="8" calcext:value-type="float">
            <text:p>8</text:p>
          </table:table-cell>
          <table:table-cell table:formula="of:=[.N9]*[.E9]+[.O9]*[.J9]" office:value-type="float" office:value="457.800003051758" calcext:value-type="float">
            <text:p>457.800003051758</text:p>
          </table:table-cell>
          <table:table-cell table:formula="of:=[.N9]*[.B9]+[.O9]*[.G9]" office:value-type="float" office:value="462.240005493164" calcext:value-type="float">
            <text:p>462.240005493164</text:p>
          </table:table-cell>
          <table:table-cell table:formula="of:=[.R8]-([.L9]*[.E9])-([.M9]*[.J9])" office:value-type="float" office:value="535.5" calcext:value-type="float">
            <text:p>535.5</text:p>
          </table:table-cell>
          <table:table-cell table:formula="of:=[.R9]+[.Q9]" office:value-type="float" office:value="997.740005493164" calcext:value-type="float">
            <text:p>997.740005493164</text:p>
          </table:table-cell>
        </table:table-row>
        <table:table-row table:style-name="ro1">
          <table:table-cell office:value-type="string" calcext:value-type="string">
            <text:p>2016-06-13 20:00:00+00:00</text:p>
          </table:table-cell>
          <table:table-cell office:value-type="float" office:value="50.1399993896484" calcext:value-type="float">
            <text:p>50.14</text:p>
          </table:table-cell>
          <table:table-cell office:value-type="float" office:value="50.7150001525879" calcext:value-type="float">
            <text:p>50.72</text:p>
          </table:table-cell>
          <table:table-cell office:value-type="float" office:value="49.060001373291" calcext:value-type="float">
            <text:p>49.06</text:p>
          </table:table-cell>
          <table:table-cell office:value-type="float" office:value="49.5800018310547" calcext:value-type="float">
            <text:p>49.58</text:p>
          </table:table-cell>
          <table:table-cell office:value-type="float" office:value="83217840" calcext:value-type="float">
            <text:p>83217840.00</text:p>
          </table:table-cell>
          <table:table-cell office:value-type="float" office:value="32.1699981689453" calcext:value-type="float">
            <text:p>32.17</text:p>
          </table:table-cell>
          <table:table-cell office:value-type="float" office:value="32.5" calcext:value-type="float">
            <text:p>32.50</text:p>
          </table:table-cell>
          <table:table-cell office:value-type="float" office:value="32.0400009155273" calcext:value-type="float">
            <text:p>32.04</text:p>
          </table:table-cell>
          <table:table-cell office:value-type="float" office:value="32.0499992370605" calcext:value-type="float">
            <text:p>32.05</text:p>
          </table:table-cell>
          <table:table-cell office:value-type="float" office:value="23004832" calcext:value-type="float">
            <text:p>23004832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9]+[.L10]" office:value-type="float" office:value="4" calcext:value-type="float">
            <text:p>4</text:p>
          </table:table-cell>
          <table:table-cell table:formula="of:=[.O9]+[.M10]" office:value-type="float" office:value="8" calcext:value-type="float">
            <text:p>8</text:p>
          </table:table-cell>
          <table:table-cell table:formula="of:=[.N10]*[.E10]+[.O10]*[.J10]" office:value-type="float" office:value="454.720001220703" calcext:value-type="float">
            <text:p>454.720001220703</text:p>
          </table:table-cell>
          <table:table-cell table:formula="of:=[.N10]*[.B10]+[.O10]*[.G10]" office:value-type="float" office:value="457.919982910156" calcext:value-type="float">
            <text:p>457.919982910156</text:p>
          </table:table-cell>
          <table:table-cell table:formula="of:=[.R9]-([.L10]*[.E10])-([.M10]*[.J10])" office:value-type="float" office:value="535.5" calcext:value-type="float">
            <text:p>535.5</text:p>
          </table:table-cell>
          <table:table-cell table:formula="of:=[.R10]+[.Q10]" office:value-type="float" office:value="993.419982910156" calcext:value-type="float">
            <text:p>993.419982910156</text:p>
          </table:table-cell>
        </table:table-row>
        <table:table-row table:style-name="ro1">
          <table:table-cell office:value-type="string" calcext:value-type="string">
            <text:p>2016-06-14 20:00:00+00:00</text:p>
          </table:table-cell>
          <table:table-cell office:value-type="float" office:value="49.8300018310547" calcext:value-type="float">
            <text:p>49.83</text:p>
          </table:table-cell>
          <table:table-cell office:value-type="float" office:value="50.0999984741211" calcext:value-type="float">
            <text:p>50.10</text:p>
          </table:table-cell>
          <table:table-cell office:value-type="float" office:value="49.5699996948242" calcext:value-type="float">
            <text:p>49.57</text:p>
          </table:table-cell>
          <table:table-cell office:value-type="float" office:value="49.9000015258789" calcext:value-type="float">
            <text:p>49.90</text:p>
          </table:table-cell>
          <table:table-cell office:value-type="float" office:value="42577104" calcext:value-type="float">
            <text:p>42577104.00</text:p>
          </table:table-cell>
          <table:table-cell office:value-type="float" office:value="32.1399993896484" calcext:value-type="float">
            <text:p>32.14</text:p>
          </table:table-cell>
          <table:table-cell office:value-type="float" office:value="32.2400016784668" calcext:value-type="float">
            <text:p>32.24</text:p>
          </table:table-cell>
          <table:table-cell office:value-type="float" office:value="31.7900009155273" calcext:value-type="float">
            <text:p>31.79</text:p>
          </table:table-cell>
          <table:table-cell office:value-type="float" office:value="32.0099983215332" calcext:value-type="float">
            <text:p>32.01</text:p>
          </table:table-cell>
          <table:table-cell office:value-type="float" office:value="18754276" calcext:value-type="float">
            <text:p>18754276.00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[.N10]+[.L11]" office:value-type="float" office:value="4" calcext:value-type="float">
            <text:p>4</text:p>
          </table:table-cell>
          <table:table-cell table:formula="of:=[.O10]+[.M11]" office:value-type="float" office:value="4" calcext:value-type="float">
            <text:p>4</text:p>
          </table:table-cell>
          <table:table-cell table:formula="of:=[.N11]*[.E11]+[.O11]*[.J11]" office:value-type="float" office:value="327.639999389648" calcext:value-type="float">
            <text:p>327.639999389648</text:p>
          </table:table-cell>
          <table:table-cell table:formula="of:=[.N11]*[.B11]+[.O11]*[.G11]" office:value-type="float" office:value="327.880004882812" calcext:value-type="float">
            <text:p>327.880004882812</text:p>
          </table:table-cell>
          <table:table-cell table:formula="of:=[.R10]-([.L11]*[.E11])-([.M11]*[.J11])" office:value-type="float" office:value="663.539993286133" calcext:value-type="float">
            <text:p>663.539993286133</text:p>
          </table:table-cell>
          <table:table-cell table:formula="of:=[.R11]+[.Q11]" office:value-type="float" office:value="991.419998168945" calcext:value-type="float">
            <text:p>991.419998168945</text:p>
          </table:table-cell>
        </table:table-row>
        <table:table-row table:style-name="ro1">
          <table:table-cell office:value-type="string" calcext:value-type="string">
            <text:p>2016-06-15 20:00:00+00:00</text:p>
          </table:table-cell>
          <table:table-cell office:value-type="float" office:value="49.689998626709" calcext:value-type="float">
            <text:p>49.69</text:p>
          </table:table-cell>
          <table:table-cell office:value-type="float" office:value="50.1199989318848" calcext:value-type="float">
            <text:p>50.12</text:p>
          </table:table-cell>
          <table:table-cell office:value-type="float" office:value="49.689998626709" calcext:value-type="float">
            <text:p>49.69</text:p>
          </table:table-cell>
          <table:table-cell office:value-type="float" office:value="49.7799987792969" calcext:value-type="float">
            <text:p>49.78</text:p>
          </table:table-cell>
          <table:table-cell office:value-type="float" office:value="33757640" calcext:value-type="float">
            <text:p>33757640.00</text:p>
          </table:table-cell>
          <table:table-cell office:value-type="float" office:value="31.6100006103516" calcext:value-type="float">
            <text:p>31.61</text:p>
          </table:table-cell>
          <table:table-cell office:value-type="float" office:value="32.2599983215332" calcext:value-type="float">
            <text:p>32.26</text:p>
          </table:table-cell>
          <table:table-cell office:value-type="float" office:value="31.5900001525879" calcext:value-type="float">
            <text:p>31.59</text:p>
          </table:table-cell>
          <table:table-cell office:value-type="float" office:value="32.25" calcext:value-type="float">
            <text:p>32.25</text:p>
          </table:table-cell>
          <table:table-cell office:value-type="float" office:value="23783272" calcext:value-type="float">
            <text:p>23783272.0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N11]+[.L12]" office:value-type="float" office:value="4" calcext:value-type="float">
            <text:p>4</text:p>
          </table:table-cell>
          <table:table-cell table:formula="of:=[.O11]+[.M12]" office:value-type="float" office:value="4" calcext:value-type="float">
            <text:p>4</text:p>
          </table:table-cell>
          <table:table-cell table:formula="of:=[.N12]*[.E12]+[.O12]*[.J12]" office:value-type="float" office:value="328.119995117188" calcext:value-type="float">
            <text:p>328.119995117188</text:p>
          </table:table-cell>
          <table:table-cell table:formula="of:=[.N12]*[.B12]+[.O12]*[.G12]" office:value-type="float" office:value="325.199996948242" calcext:value-type="float">
            <text:p>325.199996948242</text:p>
          </table:table-cell>
          <table:table-cell table:formula="of:=[.R11]-([.L12]*[.E12])-([.M12]*[.J12])" office:value-type="float" office:value="663.539993286133" calcext:value-type="float">
            <text:p>663.539993286133</text:p>
          </table:table-cell>
          <table:table-cell table:formula="of:=[.R12]+[.Q12]" office:value-type="float" office:value="988.739990234375" calcext:value-type="float">
            <text:p>988.739990234375</text:p>
          </table:table-cell>
        </table:table-row>
        <table:table-row table:style-name="ro1">
          <table:table-cell office:value-type="string" calcext:value-type="string">
            <text:p>2016-06-16 20:00:00+00:00</text:p>
          </table:table-cell>
          <table:table-cell office:value-type="float" office:value="50.3899993896484" calcext:value-type="float">
            <text:p>50.39</text:p>
          </table:table-cell>
          <table:table-cell office:value-type="float" office:value="50.4700012207031" calcext:value-type="float">
            <text:p>50.47</text:p>
          </table:table-cell>
          <table:table-cell office:value-type="float" office:value="49.5068016052246" calcext:value-type="float">
            <text:p>49.51</text:p>
          </table:table-cell>
          <table:table-cell office:value-type="float" office:value="49.5200004577637" calcext:value-type="float">
            <text:p>49.52</text:p>
          </table:table-cell>
          <table:table-cell office:value-type="float" office:value="31188604" calcext:value-type="float">
            <text:p>31188604.00</text:p>
          </table:table-cell>
          <table:table-cell office:value-type="float" office:value="31.6900005340576" calcext:value-type="float">
            <text:p>31.69</text:p>
          </table:table-cell>
          <table:table-cell office:value-type="float" office:value="31.7700004577637" calcext:value-type="float">
            <text:p>31.77</text:p>
          </table:table-cell>
          <table:table-cell office:value-type="float" office:value="31.2199993133545" calcext:value-type="float">
            <text:p>31.22</text:p>
          </table:table-cell>
          <table:table-cell office:value-type="float" office:value="31.4400005340576" calcext:value-type="float">
            <text:p>31.44</text:p>
          </table:table-cell>
          <table:table-cell office:value-type="float" office:value="18547852" calcext:value-type="float">
            <text:p>18547852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2]+[.L13]" office:value-type="float" office:value="4" calcext:value-type="float">
            <text:p>4</text:p>
          </table:table-cell>
          <table:table-cell table:formula="of:=[.O12]+[.M13]" office:value-type="float" office:value="4" calcext:value-type="float">
            <text:p>4</text:p>
          </table:table-cell>
          <table:table-cell table:formula="of:=[.N13]*[.E13]+[.O13]*[.J13]" office:value-type="float" office:value="323.840003967285" calcext:value-type="float">
            <text:p>323.840003967285</text:p>
          </table:table-cell>
          <table:table-cell table:formula="of:=[.N13]*[.B13]+[.O13]*[.G13]" office:value-type="float" office:value="328.319999694824" calcext:value-type="float">
            <text:p>328.319999694824</text:p>
          </table:table-cell>
          <table:table-cell table:formula="of:=[.R12]-([.L13]*[.E13])-([.M13]*[.J13])" office:value-type="float" office:value="663.539993286133" calcext:value-type="float">
            <text:p>663.539993286133</text:p>
          </table:table-cell>
          <table:table-cell table:formula="of:=[.R13]+[.Q13]" office:value-type="float" office:value="991.859992980957" calcext:value-type="float">
            <text:p>991.859992980957</text:p>
          </table:table-cell>
        </table:table-row>
        <table:table-row table:style-name="ro1">
          <table:table-cell office:value-type="string" calcext:value-type="string">
            <text:p>2016-06-17 20:00:00+00:00</text:p>
          </table:table-cell>
          <table:table-cell office:value-type="float" office:value="50.1300010681152" calcext:value-type="float">
            <text:p>50.13</text:p>
          </table:table-cell>
          <table:table-cell office:value-type="float" office:value="50.4300003051758" calcext:value-type="float">
            <text:p>50.43</text:p>
          </table:table-cell>
          <table:table-cell office:value-type="float" office:value="49.8199996948242" calcext:value-type="float">
            <text:p>49.82</text:p>
          </table:table-cell>
          <table:table-cell office:value-type="float" office:value="50.4099998474121" calcext:value-type="float">
            <text:p>50.41</text:p>
          </table:table-cell>
          <table:table-cell office:value-type="float" office:value="45710516" calcext:value-type="float">
            <text:p>45710516.00</text:p>
          </table:table-cell>
          <table:table-cell office:value-type="float" office:value="31.7600002288818" calcext:value-type="float">
            <text:p>31.76</text:p>
          </table:table-cell>
          <table:table-cell office:value-type="float" office:value="31.8099994659424" calcext:value-type="float">
            <text:p>31.81</text:p>
          </table:table-cell>
          <table:table-cell office:value-type="float" office:value="31.4699993133545" calcext:value-type="float">
            <text:p>31.47</text:p>
          </table:table-cell>
          <table:table-cell office:value-type="float" office:value="31.7299995422363" calcext:value-type="float">
            <text:p>31.73</text:p>
          </table:table-cell>
          <table:table-cell office:value-type="float" office:value="27047860" calcext:value-type="float">
            <text:p>27047860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3]+[.L14]" office:value-type="float" office:value="4" calcext:value-type="float">
            <text:p>4</text:p>
          </table:table-cell>
          <table:table-cell table:formula="of:=[.O13]+[.M14]" office:value-type="float" office:value="4" calcext:value-type="float">
            <text:p>4</text:p>
          </table:table-cell>
          <table:table-cell table:formula="of:=[.N14]*[.E14]+[.O14]*[.J14]" office:value-type="float" office:value="328.559997558594" calcext:value-type="float">
            <text:p>328.559997558594</text:p>
          </table:table-cell>
          <table:table-cell table:formula="of:=[.N14]*[.B14]+[.O14]*[.G14]" office:value-type="float" office:value="327.560005187988" calcext:value-type="float">
            <text:p>327.560005187988</text:p>
          </table:table-cell>
          <table:table-cell table:formula="of:=[.R13]-([.L14]*[.E14])-([.M14]*[.J14])" office:value-type="float" office:value="663.539993286133" calcext:value-type="float">
            <text:p>663.539993286133</text:p>
          </table:table-cell>
          <table:table-cell table:formula="of:=[.R14]+[.Q14]" office:value-type="float" office:value="991.099998474121" calcext:value-type="float">
            <text:p>991.099998474121</text:p>
          </table:table-cell>
        </table:table-row>
        <table:table-row table:style-name="ro1">
          <table:table-cell office:value-type="string" calcext:value-type="string">
            <text:p>2016-06-20 20:00:00+00:00</text:p>
          </table:table-cell>
          <table:table-cell office:value-type="float" office:value="50.0699996948242" calcext:value-type="float">
            <text:p>50.07</text:p>
          </table:table-cell>
          <table:table-cell office:value-type="float" office:value="50.8300018310547" calcext:value-type="float">
            <text:p>50.83</text:p>
          </table:table-cell>
          <table:table-cell office:value-type="float" office:value="50.0299987792969" calcext:value-type="float">
            <text:p>50.03</text:p>
          </table:table-cell>
          <table:table-cell office:value-type="float" office:value="50.6399993896484" calcext:value-type="float">
            <text:p>50.64</text:p>
          </table:table-cell>
          <table:table-cell office:value-type="float" office:value="35607944" calcext:value-type="float">
            <text:p>35607944.00</text:p>
          </table:table-cell>
          <table:table-cell office:value-type="float" office:value="32.1699981689453" calcext:value-type="float">
            <text:p>32.17</text:p>
          </table:table-cell>
          <table:table-cell office:value-type="float" office:value="32.439998626709" calcext:value-type="float">
            <text:p>32.44</text:p>
          </table:table-cell>
          <table:table-cell office:value-type="float" office:value="32.0099983215332" calcext:value-type="float">
            <text:p>32.01</text:p>
          </table:table-cell>
          <table:table-cell office:value-type="float" office:value="32.0699996948242" calcext:value-type="float">
            <text:p>32.07</text:p>
          </table:table-cell>
          <table:table-cell office:value-type="float" office:value="21961580" calcext:value-type="float">
            <text:p>21961580.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N14]+[.L15]" office:value-type="float" office:value="14" calcext:value-type="float">
            <text:p>14</text:p>
          </table:table-cell>
          <table:table-cell table:formula="of:=[.O14]+[.M15]" office:value-type="float" office:value="8" calcext:value-type="float">
            <text:p>8</text:p>
          </table:table-cell>
          <table:table-cell table:formula="of:=[.N15]*[.E15]+[.O15]*[.J15]" office:value-type="float" office:value="965.519989013671" calcext:value-type="float">
            <text:p>965.519989013671</text:p>
          </table:table-cell>
          <table:table-cell table:formula="of:=[.N15]*[.B15]+[.O15]*[.G15]" office:value-type="float" office:value="958.339981079101" calcext:value-type="float">
            <text:p>958.339981079101</text:p>
          </table:table-cell>
          <table:table-cell table:formula="of:=[.R14]-([.L15]*[.E15])-([.M15]*[.J15])" office:value-type="float" office:value="28.8600006103521" calcext:value-type="float">
            <text:p>28.8600006103521</text:p>
          </table:table-cell>
          <table:table-cell table:formula="of:=[.R15]+[.Q15]" office:value-type="float" office:value="987.199981689453" calcext:value-type="float">
            <text:p>987.199981689453</text:p>
          </table:table-cell>
        </table:table-row>
        <table:table-row table:style-name="ro1">
          <table:table-cell office:value-type="string" calcext:value-type="string">
            <text:p>2016-06-21 20:00:00+00:00</text:p>
          </table:table-cell>
          <table:table-cell office:value-type="float" office:value="51.189998626709" calcext:value-type="float">
            <text:p>51.19</text:p>
          </table:table-cell>
          <table:table-cell office:value-type="float" office:value="51.4300003051758" calcext:value-type="float">
            <text:p>51.43</text:p>
          </table:table-cell>
          <table:table-cell office:value-type="float" office:value="50.1599998474121" calcext:value-type="float">
            <text:p>50.16</text:p>
          </table:table-cell>
          <table:table-cell office:value-type="float" office:value="50.2000007629395" calcext:value-type="float">
            <text:p>50.20</text:p>
          </table:table-cell>
          <table:table-cell office:value-type="float" office:value="34097824" calcext:value-type="float">
            <text:p>34097824.00</text:p>
          </table:table-cell>
          <table:table-cell office:value-type="float" office:value="32.3199996948242" calcext:value-type="float">
            <text:p>32.32</text:p>
          </table:table-cell>
          <table:table-cell office:value-type="float" office:value="32.375" calcext:value-type="float">
            <text:p>32.38</text:p>
          </table:table-cell>
          <table:table-cell office:value-type="float" office:value="32.0900001525879" calcext:value-type="float">
            <text:p>32.09</text:p>
          </table:table-cell>
          <table:table-cell office:value-type="float" office:value="32.2599983215332" calcext:value-type="float">
            <text:p>32.26</text:p>
          </table:table-cell>
          <table:table-cell office:value-type="float" office:value="15476450" calcext:value-type="float">
            <text:p>15476450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5]+[.L16]" office:value-type="float" office:value="14" calcext:value-type="float">
            <text:p>14</text:p>
          </table:table-cell>
          <table:table-cell table:formula="of:=[.O15]+[.M16]" office:value-type="float" office:value="8" calcext:value-type="float">
            <text:p>8</text:p>
          </table:table-cell>
          <table:table-cell table:formula="of:=[.N16]*[.E16]+[.O16]*[.J16]" office:value-type="float" office:value="960.879997253419" calcext:value-type="float">
            <text:p>960.879997253419</text:p>
          </table:table-cell>
          <table:table-cell table:formula="of:=[.N16]*[.B16]+[.O16]*[.G16]" office:value-type="float" office:value="975.21997833252" calcext:value-type="float">
            <text:p>975.21997833252</text:p>
          </table:table-cell>
          <table:table-cell table:formula="of:=[.R15]-([.L16]*[.E16])-([.M16]*[.J16])" office:value-type="float" office:value="28.8600006103521" calcext:value-type="float">
            <text:p>28.8600006103521</text:p>
          </table:table-cell>
          <table:table-cell table:formula="of:=[.R16]+[.Q16]" office:value-type="float" office:value="1004.07997894287" calcext:value-type="float">
            <text:p>1004.07997894287</text:p>
          </table:table-cell>
        </table:table-row>
        <table:table-row table:style-name="ro1">
          <table:table-cell office:value-type="string" calcext:value-type="string">
            <text:p>2016-06-22 20:00:00+00:00</text:p>
          </table:table-cell>
          <table:table-cell office:value-type="float" office:value="50.9900016784668" calcext:value-type="float">
            <text:p>50.99</text:p>
          </table:table-cell>
          <table:table-cell office:value-type="float" office:value="51.4599990844727" calcext:value-type="float">
            <text:p>51.46</text:p>
          </table:table-cell>
          <table:table-cell office:value-type="float" office:value="50.9524993896484" calcext:value-type="float">
            <text:p>50.95</text:p>
          </table:table-cell>
          <table:table-cell office:value-type="float" office:value="51.0800018310547" calcext:value-type="float">
            <text:p>51.08</text:p>
          </table:table-cell>
          <table:table-cell office:value-type="float" office:value="28816848" calcext:value-type="float">
            <text:p>28816848.00</text:p>
          </table:table-cell>
          <table:table-cell office:value-type="float" office:value="32.2900009155273" calcext:value-type="float">
            <text:p>32.29</text:p>
          </table:table-cell>
          <table:table-cell office:value-type="float" office:value="32.6300010681152" calcext:value-type="float">
            <text:p>32.63</text:p>
          </table:table-cell>
          <table:table-cell office:value-type="float" office:value="32.25" calcext:value-type="float">
            <text:p>32.25</text:p>
          </table:table-cell>
          <table:table-cell office:value-type="float" office:value="32.2999992370605" calcext:value-type="float">
            <text:p>32.30</text:p>
          </table:table-cell>
          <table:table-cell office:value-type="float" office:value="18304758" calcext:value-type="float">
            <text:p>18304758.0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N16]+[.L17]" office:value-type="float" office:value="14" calcext:value-type="float">
            <text:p>14</text:p>
          </table:table-cell>
          <table:table-cell table:formula="of:=[.O16]+[.M17]" office:value-type="float" office:value="8" calcext:value-type="float">
            <text:p>8</text:p>
          </table:table-cell>
          <table:table-cell table:formula="of:=[.N17]*[.E17]+[.O17]*[.J17]" office:value-type="float" office:value="973.52001953125" calcext:value-type="float">
            <text:p>973.52001953125</text:p>
          </table:table-cell>
          <table:table-cell table:formula="of:=[.N17]*[.B17]+[.O17]*[.G17]" office:value-type="float" office:value="972.180030822754" calcext:value-type="float">
            <text:p>972.180030822754</text:p>
          </table:table-cell>
          <table:table-cell table:formula="of:=[.R16]-([.L17]*[.E17])-([.M17]*[.J17])" office:value-type="float" office:value="28.8600006103521" calcext:value-type="float">
            <text:p>28.8600006103521</text:p>
          </table:table-cell>
          <table:table-cell table:formula="of:=[.R17]+[.Q17]" office:value-type="float" office:value="1001.04003143311" calcext:value-type="float">
            <text:p>1001.04003143311</text:p>
          </table:table-cell>
        </table:table-row>
        <table:table-row table:style-name="ro1">
          <table:table-cell office:value-type="string" calcext:value-type="string">
            <text:p>2016-06-23 20:00:00+00:00</text:p>
          </table:table-cell>
          <table:table-cell office:value-type="float" office:value="51.9099998474121" calcext:value-type="float">
            <text:p>51.91</text:p>
          </table:table-cell>
          <table:table-cell office:value-type="float" office:value="52.060001373291" calcext:value-type="float">
            <text:p>52.06</text:p>
          </table:table-cell>
          <table:table-cell office:value-type="float" office:value="51.1500015258789" calcext:value-type="float">
            <text:p>51.15</text:p>
          </table:table-cell>
          <table:table-cell office:value-type="float" office:value="51.2799987792969" calcext:value-type="float">
            <text:p>51.28</text:p>
          </table:table-cell>
          <table:table-cell office:value-type="float" office:value="29028832" calcext:value-type="float">
            <text:p>29028832.00</text:p>
          </table:table-cell>
          <table:table-cell office:value-type="float" office:value="32.9900016784668" calcext:value-type="float">
            <text:p>32.99</text:p>
          </table:table-cell>
          <table:table-cell office:value-type="float" office:value="33" calcext:value-type="float">
            <text:p>33.00</text:p>
          </table:table-cell>
          <table:table-cell office:value-type="float" office:value="32.5010986328125" calcext:value-type="float">
            <text:p>32.50</text:p>
          </table:table-cell>
          <table:table-cell office:value-type="float" office:value="32.5800018310547" calcext:value-type="float">
            <text:p>32.58</text:p>
          </table:table-cell>
          <table:table-cell office:value-type="float" office:value="22048784" calcext:value-type="float">
            <text:p>22048784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7]+[.L18]" office:value-type="float" office:value="14" calcext:value-type="float">
            <text:p>14</text:p>
          </table:table-cell>
          <table:table-cell table:formula="of:=[.O17]+[.M18]" office:value-type="float" office:value="8" calcext:value-type="float">
            <text:p>8</text:p>
          </table:table-cell>
          <table:table-cell table:formula="of:=[.N18]*[.E18]+[.O18]*[.J18]" office:value-type="float" office:value="978.559997558594" calcext:value-type="float">
            <text:p>978.559997558594</text:p>
          </table:table-cell>
          <table:table-cell table:formula="of:=[.N18]*[.B18]+[.O18]*[.G18]" office:value-type="float" office:value="990.660011291504" calcext:value-type="float">
            <text:p>990.660011291504</text:p>
          </table:table-cell>
          <table:table-cell table:formula="of:=[.R17]-([.L18]*[.E18])-([.M18]*[.J18])" office:value-type="float" office:value="28.8600006103521" calcext:value-type="float">
            <text:p>28.8600006103521</text:p>
          </table:table-cell>
          <table:table-cell table:formula="of:=[.R18]+[.Q18]" office:value-type="float" office:value="1019.52001190186" calcext:value-type="float">
            <text:p>1019.52001190186</text:p>
          </table:table-cell>
        </table:table-row>
        <table:table-row table:style-name="ro1">
          <table:table-cell office:value-type="string" calcext:value-type="string">
            <text:p>2016-06-24 20:00:00+00:00</text:p>
          </table:table-cell>
          <table:table-cell office:value-type="float" office:value="49.8300018310547" calcext:value-type="float">
            <text:p>49.83</text:p>
          </table:table-cell>
          <table:table-cell office:value-type="float" office:value="50.939998626709" calcext:value-type="float">
            <text:p>50.94</text:p>
          </table:table-cell>
          <table:table-cell office:value-type="float" office:value="49.5200004577637" calcext:value-type="float">
            <text:p>49.52</text:p>
          </table:table-cell>
          <table:table-cell office:value-type="float" office:value="49.810001373291" calcext:value-type="float">
            <text:p>49.81</text:p>
          </table:table-cell>
          <table:table-cell office:value-type="float" office:value="133502984" calcext:value-type="float">
            <text:p>133502984.00</text:p>
          </table:table-cell>
          <table:table-cell office:value-type="float" office:value="31.5499992370605" calcext:value-type="float">
            <text:p>31.55</text:p>
          </table:table-cell>
          <table:table-cell office:value-type="float" office:value="32.3199996948242" calcext:value-type="float">
            <text:p>32.32</text:p>
          </table:table-cell>
          <table:table-cell office:value-type="float" office:value="31.3999996185303" calcext:value-type="float">
            <text:p>31.40</text:p>
          </table:table-cell>
          <table:table-cell office:value-type="float" office:value="31.7999992370605" calcext:value-type="float">
            <text:p>31.80</text:p>
          </table:table-cell>
          <table:table-cell office:value-type="float" office:value="38094300" calcext:value-type="float">
            <text:p>38094300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]+[.L19]" office:value-type="float" office:value="14" calcext:value-type="float">
            <text:p>14</text:p>
          </table:table-cell>
          <table:table-cell table:formula="of:=[.O18]+[.M19]" office:value-type="float" office:value="8" calcext:value-type="float">
            <text:p>8</text:p>
          </table:table-cell>
          <table:table-cell table:formula="of:=[.N19]*[.E19]+[.O19]*[.J19]" office:value-type="float" office:value="951.740013122558" calcext:value-type="float">
            <text:p>951.740013122558</text:p>
          </table:table-cell>
          <table:table-cell table:formula="of:=[.N19]*[.B19]+[.O19]*[.G19]" office:value-type="float" office:value="950.02001953125" calcext:value-type="float">
            <text:p>950.02001953125</text:p>
          </table:table-cell>
          <table:table-cell table:formula="of:=[.R18]-([.L19]*[.E19])-([.M19]*[.J19])" office:value-type="float" office:value="28.8600006103521" calcext:value-type="float">
            <text:p>28.8600006103521</text:p>
          </table:table-cell>
          <table:table-cell table:formula="of:=[.R19]+[.Q19]" office:value-type="float" office:value="978.880020141602" calcext:value-type="float">
            <text:p>978.880020141602</text:p>
          </table:table-cell>
        </table:table-row>
        <table:table-row table:style-name="ro1">
          <table:table-cell office:value-type="string" calcext:value-type="string">
            <text:p>2016-06-27 20:00:00+00:00</text:p>
          </table:table-cell>
          <table:table-cell office:value-type="float" office:value="48.4300003051758" calcext:value-type="float">
            <text:p>48.43</text:p>
          </table:table-cell>
          <table:table-cell office:value-type="float" office:value="49.146598815918" calcext:value-type="float">
            <text:p>49.15</text:p>
          </table:table-cell>
          <table:table-cell office:value-type="float" office:value="48.0349998474121" calcext:value-type="float">
            <text:p>48.03</text:p>
          </table:table-cell>
          <table:table-cell office:value-type="float" office:value="49.0999984741211" calcext:value-type="float">
            <text:p>49.10</text:p>
          </table:table-cell>
          <table:table-cell office:value-type="float" office:value="50576700" calcext:value-type="float">
            <text:p>50576700.00</text:p>
          </table:table-cell>
          <table:table-cell office:value-type="float" office:value="30.7199993133545" calcext:value-type="float">
            <text:p>30.72</text:p>
          </table:table-cell>
          <table:table-cell office:value-type="float" office:value="31.4099998474121" calcext:value-type="float">
            <text:p>31.41</text:p>
          </table:table-cell>
          <table:table-cell office:value-type="float" office:value="30.4400005340576" calcext:value-type="float">
            <text:p>30.44</text:p>
          </table:table-cell>
          <table:table-cell office:value-type="float" office:value="31.4099998474121" calcext:value-type="float">
            <text:p>31.41</text:p>
          </table:table-cell>
          <table:table-cell office:value-type="float" office:value="35454032" calcext:value-type="float">
            <text:p>35454032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9]+[.L20]" office:value-type="float" office:value="14" calcext:value-type="float">
            <text:p>14</text:p>
          </table:table-cell>
          <table:table-cell table:formula="of:=[.O19]+[.M20]" office:value-type="float" office:value="8" calcext:value-type="float">
            <text:p>8</text:p>
          </table:table-cell>
          <table:table-cell table:formula="of:=[.N20]*[.E20]+[.O20]*[.J20]" office:value-type="float" office:value="938.679977416992" calcext:value-type="float">
            <text:p>938.679977416992</text:p>
          </table:table-cell>
          <table:table-cell table:formula="of:=[.N20]*[.B20]+[.O20]*[.G20]" office:value-type="float" office:value="923.779998779297" calcext:value-type="float">
            <text:p>923.779998779297</text:p>
          </table:table-cell>
          <table:table-cell table:formula="of:=[.R19]-([.L20]*[.E20])-([.M20]*[.J20])" office:value-type="float" office:value="28.8600006103521" calcext:value-type="float">
            <text:p>28.8600006103521</text:p>
          </table:table-cell>
          <table:table-cell table:formula="of:=[.R20]+[.Q20]" office:value-type="float" office:value="952.63999938965" calcext:value-type="float">
            <text:p>952.63999938965</text:p>
          </table:table-cell>
        </table:table-row>
        <table:table-row table:style-name="ro1">
          <table:table-cell office:value-type="string" calcext:value-type="string">
            <text:p>2016-06-28 20:00:00+00:00</text:p>
          </table:table-cell>
          <table:table-cell office:value-type="float" office:value="49.439998626709" calcext:value-type="float">
            <text:p>49.44</text:p>
          </table:table-cell>
          <table:table-cell office:value-type="float" office:value="49.4700012207031" calcext:value-type="float">
            <text:p>49.47</text:p>
          </table:table-cell>
          <table:table-cell office:value-type="float" office:value="48.6699981689453" calcext:value-type="float">
            <text:p>48.67</text:p>
          </table:table-cell>
          <table:table-cell office:value-type="float" office:value="48.9199981689453" calcext:value-type="float">
            <text:p>48.92</text:p>
          </table:table-cell>
          <table:table-cell office:value-type="float" office:value="38140656" calcext:value-type="float">
            <text:p>38140656.00</text:p>
          </table:table-cell>
          <table:table-cell office:value-type="float" office:value="31.1900005340576" calcext:value-type="float">
            <text:p>31.19</text:p>
          </table:table-cell>
          <table:table-cell office:value-type="float" office:value="31.2000007629395" calcext:value-type="float">
            <text:p>31.20</text:p>
          </table:table-cell>
          <table:table-cell office:value-type="float" office:value="30.8099994659424" calcext:value-type="float">
            <text:p>30.81</text:p>
          </table:table-cell>
          <table:table-cell office:value-type="float" office:value="30.9699993133545" calcext:value-type="float">
            <text:p>30.97</text:p>
          </table:table-cell>
          <table:table-cell office:value-type="float" office:value="23693872" calcext:value-type="float">
            <text:p>23693872.0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N20]+[.L21]" office:value-type="float" office:value="12" calcext:value-type="float">
            <text:p>12</text:p>
          </table:table-cell>
          <table:table-cell table:formula="of:=[.O20]+[.M21]" office:value-type="float" office:value="8" calcext:value-type="float">
            <text:p>8</text:p>
          </table:table-cell>
          <table:table-cell table:formula="of:=[.N21]*[.E21]+[.O21]*[.J21]" office:value-type="float" office:value="834.79997253418" calcext:value-type="float">
            <text:p>834.79997253418</text:p>
          </table:table-cell>
          <table:table-cell table:formula="of:=[.N21]*[.B21]+[.O21]*[.G21]" office:value-type="float" office:value="842.799987792969" calcext:value-type="float">
            <text:p>842.799987792969</text:p>
          </table:table-cell>
          <table:table-cell table:formula="of:=[.R20]-([.L21]*[.E21])-([.M21]*[.J21])" office:value-type="float" office:value="126.699996948243" calcext:value-type="float">
            <text:p>126.699996948243</text:p>
          </table:table-cell>
          <table:table-cell table:formula="of:=[.R21]+[.Q21]" office:value-type="float" office:value="969.499984741212" calcext:value-type="float">
            <text:p>969.499984741212</text:p>
          </table:table-cell>
        </table:table-row>
        <table:table-row table:style-name="ro1">
          <table:table-cell office:value-type="string" calcext:value-type="string">
            <text:p>2016-06-29 20:00:00+00:00</text:p>
          </table:table-cell>
          <table:table-cell office:value-type="float" office:value="50.5400009155273" calcext:value-type="float">
            <text:p>50.54</text:p>
          </table:table-cell>
          <table:table-cell office:value-type="float" office:value="50.7200012207031" calcext:value-type="float">
            <text:p>50.72</text:p>
          </table:table-cell>
          <table:table-cell office:value-type="float" office:value="49.7999992370606" calcext:value-type="float">
            <text:p>49.80</text:p>
          </table:table-cell>
          <table:table-cell office:value-type="float" office:value="49.9099998474121" calcext:value-type="float">
            <text:p>49.91</text:p>
          </table:table-cell>
          <table:table-cell office:value-type="float" office:value="31304020" calcext:value-type="float">
            <text:p>31304020.00</text:p>
          </table:table-cell>
          <table:table-cell office:value-type="float" office:value="31.9300003051758" calcext:value-type="float">
            <text:p>31.93</text:p>
          </table:table-cell>
          <table:table-cell office:value-type="float" office:value="31.9799995422363" calcext:value-type="float">
            <text:p>31.98</text:p>
          </table:table-cell>
          <table:table-cell office:value-type="float" office:value="31.3099994659424" calcext:value-type="float">
            <text:p>31.31</text:p>
          </table:table-cell>
          <table:table-cell office:value-type="float" office:value="31.3500003814697" calcext:value-type="float">
            <text:p>31.35</text:p>
          </table:table-cell>
          <table:table-cell office:value-type="float" office:value="22771058" calcext:value-type="float">
            <text:p>22771058.0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N21]+[.L22]" office:value-type="float" office:value="12" calcext:value-type="float">
            <text:p>12</text:p>
          </table:table-cell>
          <table:table-cell table:formula="of:=[.O21]+[.M22]" office:value-type="float" office:value="8" calcext:value-type="float">
            <text:p>8</text:p>
          </table:table-cell>
          <table:table-cell table:formula="of:=[.N22]*[.E22]+[.O22]*[.J22]" office:value-type="float" office:value="849.720001220703" calcext:value-type="float">
            <text:p>849.720001220703</text:p>
          </table:table-cell>
          <table:table-cell table:formula="of:=[.N22]*[.B22]+[.O22]*[.G22]" office:value-type="float" office:value="861.920013427734" calcext:value-type="float">
            <text:p>861.920013427734</text:p>
          </table:table-cell>
          <table:table-cell table:formula="of:=[.R21]-([.L22]*[.E22])-([.M22]*[.J22])" office:value-type="float" office:value="126.699996948243" calcext:value-type="float">
            <text:p>126.699996948243</text:p>
          </table:table-cell>
          <table:table-cell table:formula="of:=[.R22]+[.Q22]" office:value-type="float" office:value="988.620010375977" calcext:value-type="float">
            <text:p>988.620010375977</text:p>
          </table:table-cell>
        </table:table-row>
        <table:table-row table:style-name="ro1">
          <table:table-cell office:value-type="string" calcext:value-type="string">
            <text:p>2016-06-30 20:00:00+00:00</text:p>
          </table:table-cell>
          <table:table-cell office:value-type="float" office:value="51.1699981689453" calcext:value-type="float">
            <text:p>51.17</text:p>
          </table:table-cell>
          <table:table-cell office:value-type="float" office:value="51.2999992370605" calcext:value-type="float">
            <text:p>51.30</text:p>
          </table:table-cell>
          <table:table-cell office:value-type="float" office:value="50.5" calcext:value-type="float">
            <text:p>50.50</text:p>
          </table:table-cell>
          <table:table-cell office:value-type="float" office:value="50.7200012207031" calcext:value-type="float">
            <text:p>50.72</text:p>
          </table:table-cell>
          <table:table-cell office:value-type="float" office:value="28527780" calcext:value-type="float">
            <text:p>28527780.00</text:p>
          </table:table-cell>
          <table:table-cell office:value-type="float" office:value="32.7999992370605" calcext:value-type="float">
            <text:p>32.80</text:p>
          </table:table-cell>
          <table:table-cell office:value-type="float" office:value="32.8800010681152" calcext:value-type="float">
            <text:p>32.88</text:p>
          </table:table-cell>
          <table:table-cell office:value-type="float" office:value="31.9699993133545" calcext:value-type="float">
            <text:p>31.97</text:p>
          </table:table-cell>
          <table:table-cell office:value-type="float" office:value="32" calcext:value-type="float">
            <text:p>32.00</text:p>
          </table:table-cell>
          <table:table-cell office:value-type="float" office:value="34528920" calcext:value-type="float">
            <text:p>34528920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]+[.L23]" office:value-type="float" office:value="12" calcext:value-type="float">
            <text:p>12</text:p>
          </table:table-cell>
          <table:table-cell table:formula="of:=[.O22]+[.M23]" office:value-type="float" office:value="8" calcext:value-type="float">
            <text:p>8</text:p>
          </table:table-cell>
          <table:table-cell table:formula="of:=[.N23]*[.E23]+[.O23]*[.J23]" office:value-type="float" office:value="864.640014648437" calcext:value-type="float">
            <text:p>864.640014648437</text:p>
          </table:table-cell>
          <table:table-cell table:formula="of:=[.N23]*[.B23]+[.O23]*[.G23]" office:value-type="float" office:value="876.439971923828" calcext:value-type="float">
            <text:p>876.439971923828</text:p>
          </table:table-cell>
          <table:table-cell table:formula="of:=[.R22]-([.L23]*[.E23])-([.M23]*[.J23])" office:value-type="float" office:value="126.699996948243" calcext:value-type="float">
            <text:p>126.699996948243</text:p>
          </table:table-cell>
          <table:table-cell table:formula="of:=[.R23]+[.Q23]" office:value-type="float" office:value="1003.13996887207" calcext:value-type="float">
            <text:p>1003.13996887207</text:p>
          </table:table-cell>
        </table:table-row>
        <table:table-row table:style-name="ro1">
          <table:table-cell office:value-type="string" calcext:value-type="string">
            <text:p>2016-07-01 20:00:00+00:00</text:p>
          </table:table-cell>
          <table:table-cell office:value-type="float" office:value="51.1599998474121" calcext:value-type="float">
            <text:p>51.16</text:p>
          </table:table-cell>
          <table:table-cell office:value-type="float" office:value="51.7200012207031" calcext:value-type="float">
            <text:p>51.72</text:p>
          </table:table-cell>
          <table:table-cell office:value-type="float" office:value="51.0699996948242" calcext:value-type="float">
            <text:p>51.07</text:p>
          </table:table-cell>
          <table:table-cell office:value-type="float" office:value="51.1300010681152" calcext:value-type="float">
            <text:p>51.13</text:p>
          </table:table-cell>
          <table:table-cell office:value-type="float" office:value="21400392" calcext:value-type="float">
            <text:p>21400392.00</text:p>
          </table:table-cell>
          <table:table-cell office:value-type="float" office:value="32.75" calcext:value-type="float">
            <text:p>32.75</text:p>
          </table:table-cell>
          <table:table-cell office:value-type="float" office:value="32.8849983215332" calcext:value-type="float">
            <text:p>32.88</text:p>
          </table:table-cell>
          <table:table-cell office:value-type="float" office:value="32.4700012207031" calcext:value-type="float">
            <text:p>32.47</text:p>
          </table:table-cell>
          <table:table-cell office:value-type="float" office:value="32.6399993896484" calcext:value-type="float">
            <text:p>32.64</text:p>
          </table:table-cell>
          <table:table-cell office:value-type="float" office:value="17084570" calcext:value-type="float">
            <text:p>17084570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3]+[.L24]" office:value-type="float" office:value="12" calcext:value-type="float">
            <text:p>12</text:p>
          </table:table-cell>
          <table:table-cell table:formula="of:=[.O23]+[.M24]" office:value-type="float" office:value="8" calcext:value-type="float">
            <text:p>8</text:p>
          </table:table-cell>
          <table:table-cell table:formula="of:=[.N24]*[.E24]+[.O24]*[.J24]" office:value-type="float" office:value="874.68000793457" calcext:value-type="float">
            <text:p>874.68000793457</text:p>
          </table:table-cell>
          <table:table-cell table:formula="of:=[.N24]*[.B24]+[.O24]*[.G24]" office:value-type="float" office:value="875.919998168945" calcext:value-type="float">
            <text:p>875.919998168945</text:p>
          </table:table-cell>
          <table:table-cell table:formula="of:=[.R23]-([.L24]*[.E24])-([.M24]*[.J24])" office:value-type="float" office:value="126.699996948243" calcext:value-type="float">
            <text:p>126.699996948243</text:p>
          </table:table-cell>
          <table:table-cell table:formula="of:=[.R24]+[.Q24]" office:value-type="float" office:value="1002.61999511719" calcext:value-type="float">
            <text:p>1002.61999511719</text:p>
          </table:table-cell>
        </table:table-row>
        <table:table-row table:style-name="ro1">
          <table:table-cell office:value-type="string" calcext:value-type="string">
            <text:p>2016-07-05 20:00:00+00:00</text:p>
          </table:table-cell>
          <table:table-cell office:value-type="float" office:value="51.1699981689453" calcext:value-type="float">
            <text:p>51.17</text:p>
          </table:table-cell>
          <table:table-cell office:value-type="float" office:value="51.2799987792969" calcext:value-type="float">
            <text:p>51.28</text:p>
          </table:table-cell>
          <table:table-cell office:value-type="float" office:value="50.7400016784668" calcext:value-type="float">
            <text:p>50.74</text:p>
          </table:table-cell>
          <table:table-cell office:value-type="float" office:value="50.8300018310547" calcext:value-type="float">
            <text:p>50.83</text:p>
          </table:table-cell>
          <table:table-cell office:value-type="float" office:value="24806352" calcext:value-type="float">
            <text:p>24806352.00</text:p>
          </table:table-cell>
          <table:table-cell office:value-type="float" office:value="32.6800003051758" calcext:value-type="float">
            <text:p>32.68</text:p>
          </table:table-cell>
          <table:table-cell office:value-type="float" office:value="32.7299995422363" calcext:value-type="float">
            <text:p>32.73</text:p>
          </table:table-cell>
          <table:table-cell office:value-type="float" office:value="32.4550018310547" calcext:value-type="float">
            <text:p>32.46</text:p>
          </table:table-cell>
          <table:table-cell office:value-type="float" office:value="32.5" calcext:value-type="float">
            <text:p>32.50</text:p>
          </table:table-cell>
          <table:table-cell office:value-type="float" office:value="20107192" calcext:value-type="float">
            <text:p>20107192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4]+[.L25]" office:value-type="float" office:value="12" calcext:value-type="float">
            <text:p>12</text:p>
          </table:table-cell>
          <table:table-cell table:formula="of:=[.O24]+[.M25]" office:value-type="float" office:value="8" calcext:value-type="float">
            <text:p>8</text:p>
          </table:table-cell>
          <table:table-cell table:formula="of:=[.N25]*[.E25]+[.O25]*[.J25]" office:value-type="float" office:value="869.960021972656" calcext:value-type="float">
            <text:p>869.960021972656</text:p>
          </table:table-cell>
          <table:table-cell table:formula="of:=[.N25]*[.B25]+[.O25]*[.G25]" office:value-type="float" office:value="875.47998046875" calcext:value-type="float">
            <text:p>875.47998046875</text:p>
          </table:table-cell>
          <table:table-cell table:formula="of:=[.R24]-([.L25]*[.E25])-([.M25]*[.J25])" office:value-type="float" office:value="126.699996948243" calcext:value-type="float">
            <text:p>126.699996948243</text:p>
          </table:table-cell>
          <table:table-cell table:formula="of:=[.R25]+[.Q25]" office:value-type="float" office:value="1002.17997741699" calcext:value-type="float">
            <text:p>1002.17997741699</text:p>
          </table:table-cell>
        </table:table-row>
        <table:table-row table:style-name="ro1">
          <table:table-cell office:value-type="string" calcext:value-type="string">
            <text:p>2016-07-06 20:00:00+00:00</text:p>
          </table:table-cell>
          <table:table-cell office:value-type="float" office:value="51.3800010681152" calcext:value-type="float">
            <text:p>51.38</text:p>
          </table:table-cell>
          <table:table-cell office:value-type="float" office:value="51.5400009155273" calcext:value-type="float">
            <text:p>51.54</text:p>
          </table:table-cell>
          <table:table-cell office:value-type="float" office:value="50.3899993896484" calcext:value-type="float">
            <text:p>50.39</text:p>
          </table:table-cell>
          <table:table-cell office:value-type="float" office:value="50.7799987792969" calcext:value-type="float">
            <text:p>50.78</text:p>
          </table:table-cell>
          <table:table-cell office:value-type="float" office:value="28167460" calcext:value-type="float">
            <text:p>28167460.00</text:p>
          </table:table-cell>
          <table:table-cell office:value-type="float" office:value="32.9700012207031" calcext:value-type="float">
            <text:p>32.97</text:p>
          </table:table-cell>
          <table:table-cell office:value-type="float" office:value="33" calcext:value-type="float">
            <text:p>33.00</text:p>
          </table:table-cell>
          <table:table-cell office:value-type="float" office:value="32.3800010681152" calcext:value-type="float">
            <text:p>32.38</text:p>
          </table:table-cell>
          <table:table-cell office:value-type="float" office:value="32.7999992370605" calcext:value-type="float">
            <text:p>32.80</text:p>
          </table:table-cell>
          <table:table-cell office:value-type="float" office:value="21070216" calcext:value-type="float">
            <text:p>21070216.00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[.N25]+[.L26]" office:value-type="float" office:value="12" calcext:value-type="float">
            <text:p>12</text:p>
          </table:table-cell>
          <table:table-cell table:formula="of:=[.O25]+[.M26]" office:value-type="float" office:value="4" calcext:value-type="float">
            <text:p>4</text:p>
          </table:table-cell>
          <table:table-cell table:formula="of:=[.N26]*[.E26]+[.O26]*[.J26]" office:value-type="float" office:value="740.559982299805" calcext:value-type="float">
            <text:p>740.559982299805</text:p>
          </table:table-cell>
          <table:table-cell table:formula="of:=[.N26]*[.B26]+[.O26]*[.G26]" office:value-type="float" office:value="748.440017700195" calcext:value-type="float">
            <text:p>748.440017700195</text:p>
          </table:table-cell>
          <table:table-cell table:formula="of:=[.R25]-([.L26]*[.E26])-([.M26]*[.J26])" office:value-type="float" office:value="257.899993896485" calcext:value-type="float">
            <text:p>257.899993896485</text:p>
          </table:table-cell>
          <table:table-cell table:formula="of:=[.R26]+[.Q26]" office:value-type="float" office:value="1006.34001159668" calcext:value-type="float">
            <text:p>1006.34001159668</text:p>
          </table:table-cell>
        </table:table-row>
        <table:table-row table:style-name="ro1">
          <table:table-cell office:value-type="string" calcext:value-type="string">
            <text:p>2016-07-07 20:00:00+00:00</text:p>
          </table:table-cell>
          <table:table-cell office:value-type="float" office:value="51.3800010681152" calcext:value-type="float">
            <text:p>51.38</text:p>
          </table:table-cell>
          <table:table-cell office:value-type="float" office:value="51.6100006103516" calcext:value-type="float">
            <text:p>51.61</text:p>
          </table:table-cell>
          <table:table-cell office:value-type="float" office:value="51.0699996948242" calcext:value-type="float">
            <text:p>51.07</text:p>
          </table:table-cell>
          <table:table-cell office:value-type="float" office:value="51.4199981689453" calcext:value-type="float">
            <text:p>51.42</text:p>
          </table:table-cell>
          <table:table-cell office:value-type="float" office:value="19585194" calcext:value-type="float">
            <text:p>19585194.00</text:p>
          </table:table-cell>
          <table:table-cell office:value-type="float" office:value="33.2000007629395" calcext:value-type="float">
            <text:p>33.20</text:p>
          </table:table-cell>
          <table:table-cell office:value-type="float" office:value="33.5499992370605" calcext:value-type="float">
            <text:p>33.55</text:p>
          </table:table-cell>
          <table:table-cell table:number-columns-repeated="2" office:value-type="float" office:value="32.9599990844727" calcext:value-type="float">
            <text:p>32.96</text:p>
          </table:table-cell>
          <table:table-cell office:value-type="float" office:value="26119444" calcext:value-type="float">
            <text:p>26119444.0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N26]+[.L27]" office:value-type="float" office:value="12" calcext:value-type="float">
            <text:p>12</text:p>
          </table:table-cell>
          <table:table-cell table:formula="of:=[.O26]+[.M27]" office:value-type="float" office:value="4" calcext:value-type="float">
            <text:p>4</text:p>
          </table:table-cell>
          <table:table-cell table:formula="of:=[.N27]*[.E27]+[.O27]*[.J27]" office:value-type="float" office:value="748.879974365234" calcext:value-type="float">
            <text:p>748.879974365234</text:p>
          </table:table-cell>
          <table:table-cell table:formula="of:=[.N27]*[.B27]+[.O27]*[.G27]" office:value-type="float" office:value="749.36001586914" calcext:value-type="float">
            <text:p>749.36001586914</text:p>
          </table:table-cell>
          <table:table-cell table:formula="of:=[.R26]-([.L27]*[.E27])-([.M27]*[.J27])" office:value-type="float" office:value="257.899993896485" calcext:value-type="float">
            <text:p>257.899993896485</text:p>
          </table:table-cell>
          <table:table-cell table:formula="of:=[.R27]+[.Q27]" office:value-type="float" office:value="1007.26000976563" calcext:value-type="float">
            <text:p>1007.26000976563</text:p>
          </table:table-cell>
        </table:table-row>
        <table:table-row table:style-name="ro1">
          <table:table-cell office:value-type="string" calcext:value-type="string">
            <text:p>2016-07-08 20:00:00+00:00</text:p>
          </table:table-cell>
          <table:table-cell office:value-type="float" office:value="52.2999992370606" calcext:value-type="float">
            <text:p>52.30</text:p>
          </table:table-cell>
          <table:table-cell office:value-type="float" office:value="52.3600006103516" calcext:value-type="float">
            <text:p>52.36</text:p>
          </table:table-cell>
          <table:table-cell office:value-type="float" office:value="51.5499992370606" calcext:value-type="float">
            <text:p>51.55</text:p>
          </table:table-cell>
          <table:table-cell office:value-type="float" office:value="51.7299995422363" calcext:value-type="float">
            <text:p>51.73</text:p>
          </table:table-cell>
          <table:table-cell office:value-type="float" office:value="28391026" calcext:value-type="float">
            <text:p>28391026.00</text:p>
          </table:table-cell>
          <table:table-cell table:number-columns-repeated="2" office:value-type="float" office:value="34" calcext:value-type="float">
            <text:p>34.00</text:p>
          </table:table-cell>
          <table:table-cell office:value-type="float" office:value="33.5" calcext:value-type="float">
            <text:p>33.50</text:p>
          </table:table-cell>
          <table:table-cell office:value-type="float" office:value="33.6500015258789" calcext:value-type="float">
            <text:p>33.65</text:p>
          </table:table-cell>
          <table:table-cell office:value-type="float" office:value="23341870" calcext:value-type="float">
            <text:p>23341870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7]+[.L28]" office:value-type="float" office:value="12" calcext:value-type="float">
            <text:p>12</text:p>
          </table:table-cell>
          <table:table-cell table:formula="of:=[.O27]+[.M28]" office:value-type="float" office:value="4" calcext:value-type="float">
            <text:p>4</text:p>
          </table:table-cell>
          <table:table-cell table:formula="of:=[.N28]*[.E28]+[.O28]*[.J28]" office:value-type="float" office:value="755.360000610351" calcext:value-type="float">
            <text:p>755.360000610351</text:p>
          </table:table-cell>
          <table:table-cell table:formula="of:=[.N28]*[.B28]+[.O28]*[.G28]" office:value-type="float" office:value="763.599990844727" calcext:value-type="float">
            <text:p>763.599990844727</text:p>
          </table:table-cell>
          <table:table-cell table:formula="of:=[.R27]-([.L28]*[.E28])-([.M28]*[.J28])" office:value-type="float" office:value="257.899993896485" calcext:value-type="float">
            <text:p>257.899993896485</text:p>
          </table:table-cell>
          <table:table-cell table:formula="of:=[.R28]+[.Q28]" office:value-type="float" office:value="1021.49998474121" calcext:value-type="float">
            <text:p>1021.49998474121</text:p>
          </table:table-cell>
        </table:table-row>
        <table:table-row table:style-name="ro1">
          <table:table-cell office:value-type="string" calcext:value-type="string">
            <text:p>2016-07-11 20:00:00+00:00</text:p>
          </table:table-cell>
          <table:table-cell office:value-type="float" office:value="52.5900001525879" calcext:value-type="float">
            <text:p>52.59</text:p>
          </table:table-cell>
          <table:table-cell office:value-type="float" office:value="52.8300018310547" calcext:value-type="float">
            <text:p>52.83</text:p>
          </table:table-cell>
          <table:table-cell office:value-type="float" office:value="52.4700012207031" calcext:value-type="float">
            <text:p>52.47</text:p>
          </table:table-cell>
          <table:table-cell office:value-type="float" office:value="52.5" calcext:value-type="float">
            <text:p>52.50</text:p>
          </table:table-cell>
          <table:table-cell office:value-type="float" office:value="22269204" calcext:value-type="float">
            <text:p>22269204.00</text:p>
          </table:table-cell>
          <table:table-cell office:value-type="float" office:value="34.3800010681152" calcext:value-type="float">
            <text:p>34.38</text:p>
          </table:table-cell>
          <table:table-cell office:value-type="float" office:value="34.5" calcext:value-type="float">
            <text:p>34.50</text:p>
          </table:table-cell>
          <table:table-cell table:number-columns-repeated="2" office:value-type="float" office:value="34.0400009155273" calcext:value-type="float">
            <text:p>34.04</text:p>
          </table:table-cell>
          <table:table-cell office:value-type="float" office:value="23820668" calcext:value-type="float">
            <text:p>23820668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N28]+[.L29]" office:value-type="float" office:value="15" calcext:value-type="float">
            <text:p>15</text:p>
          </table:table-cell>
          <table:table-cell table:formula="of:=[.O28]+[.M29]" office:value-type="float" office:value="4" calcext:value-type="float">
            <text:p>4</text:p>
          </table:table-cell>
          <table:table-cell table:formula="of:=[.N29]*[.E29]+[.O29]*[.J29]" office:value-type="float" office:value="923.660003662109" calcext:value-type="float">
            <text:p>923.660003662109</text:p>
          </table:table-cell>
          <table:table-cell table:formula="of:=[.N29]*[.B29]+[.O29]*[.G29]" office:value-type="float" office:value="926.370006561279" calcext:value-type="float">
            <text:p>926.370006561279</text:p>
          </table:table-cell>
          <table:table-cell table:formula="of:=[.R28]-([.L29]*[.E29])-([.M29]*[.J29])" office:value-type="float" office:value="100.399993896485" calcext:value-type="float">
            <text:p>100.399993896485</text:p>
          </table:table-cell>
          <table:table-cell table:formula="of:=[.R29]+[.Q29]" office:value-type="float" office:value="1026.77000045776" calcext:value-type="float">
            <text:p>1026.77000045776</text:p>
          </table:table-cell>
        </table:table-row>
        <table:table-row table:style-name="ro1">
          <table:table-cell office:value-type="string" calcext:value-type="string">
            <text:p>2016-07-12 20:00:00+00:00</text:p>
          </table:table-cell>
          <table:table-cell office:value-type="float" office:value="53.2099990844727" calcext:value-type="float">
            <text:p>53.21</text:p>
          </table:table-cell>
          <table:table-cell office:value-type="float" office:value="53.4000015258789" calcext:value-type="float">
            <text:p>53.40</text:p>
          </table:table-cell>
          <table:table-cell office:value-type="float" office:value="52.7849998474121" calcext:value-type="float">
            <text:p>52.78</text:p>
          </table:table-cell>
          <table:table-cell office:value-type="float" office:value="52.939998626709" calcext:value-type="float">
            <text:p>52.94</text:p>
          </table:table-cell>
          <table:table-cell office:value-type="float" office:value="27317556" calcext:value-type="float">
            <text:p>27317556.00</text:p>
          </table:table-cell>
          <table:table-cell office:value-type="float" office:value="34.939998626709" calcext:value-type="float">
            <text:p>34.94</text:p>
          </table:table-cell>
          <table:table-cell office:value-type="float" office:value="34.9700012207031" calcext:value-type="float">
            <text:p>34.97</text:p>
          </table:table-cell>
          <table:table-cell office:value-type="float" office:value="34.4799995422363" calcext:value-type="float">
            <text:p>34.48</text:p>
          </table:table-cell>
          <table:table-cell office:value-type="float" office:value="34.5099983215332" calcext:value-type="float">
            <text:p>34.51</text:p>
          </table:table-cell>
          <table:table-cell office:value-type="float" office:value="28064112" calcext:value-type="float">
            <text:p>28064112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9]+[.L30]" office:value-type="float" office:value="15" calcext:value-type="float">
            <text:p>15</text:p>
          </table:table-cell>
          <table:table-cell table:formula="of:=[.O29]+[.M30]" office:value-type="float" office:value="4" calcext:value-type="float">
            <text:p>4</text:p>
          </table:table-cell>
          <table:table-cell table:formula="of:=[.N30]*[.E30]+[.O30]*[.J30]" office:value-type="float" office:value="932.139972686768" calcext:value-type="float">
            <text:p>932.139972686768</text:p>
          </table:table-cell>
          <table:table-cell table:formula="of:=[.N30]*[.B30]+[.O30]*[.G30]" office:value-type="float" office:value="937.909980773926" calcext:value-type="float">
            <text:p>937.909980773926</text:p>
          </table:table-cell>
          <table:table-cell table:formula="of:=[.R29]-([.L30]*[.E30])-([.M30]*[.J30])" office:value-type="float" office:value="100.399993896485" calcext:value-type="float">
            <text:p>100.399993896485</text:p>
          </table:table-cell>
          <table:table-cell table:formula="of:=[.R30]+[.Q30]" office:value-type="float" office:value="1038.30997467041" calcext:value-type="float">
            <text:p>1038.30997467041</text:p>
          </table:table-cell>
        </table:table-row>
        <table:table-row table:style-name="ro1">
          <table:table-cell office:value-type="string" calcext:value-type="string">
            <text:p>2016-07-13 20:00:00+00:00</text:p>
          </table:table-cell>
          <table:table-cell office:value-type="float" office:value="53.5099983215332" calcext:value-type="float">
            <text:p>53.51</text:p>
          </table:table-cell>
          <table:table-cell office:value-type="float" office:value="53.8600006103516" calcext:value-type="float">
            <text:p>53.86</text:p>
          </table:table-cell>
          <table:table-cell office:value-type="float" office:value="53.1800003051758" calcext:value-type="float">
            <text:p>53.18</text:p>
          </table:table-cell>
          <table:table-cell office:value-type="float" office:value="53.560001373291" calcext:value-type="float">
            <text:p>53.56</text:p>
          </table:table-cell>
          <table:table-cell office:value-type="float" office:value="25356840" calcext:value-type="float">
            <text:p>25356840.00</text:p>
          </table:table-cell>
          <table:table-cell office:value-type="float" office:value="35.0099983215332" calcext:value-type="float">
            <text:p>35.01</text:p>
          </table:table-cell>
          <table:table-cell office:value-type="float" office:value="35.25" calcext:value-type="float">
            <text:p>35.25</text:p>
          </table:table-cell>
          <table:table-cell office:value-type="float" office:value="34.8800010681152" calcext:value-type="float">
            <text:p>34.88</text:p>
          </table:table-cell>
          <table:table-cell office:value-type="float" office:value="35.0400009155273" calcext:value-type="float">
            <text:p>35.04</text:p>
          </table:table-cell>
          <table:table-cell office:value-type="float" office:value="29120904" calcext:value-type="float">
            <text:p>29120904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30]+[.L31]" office:value-type="float" office:value="15" calcext:value-type="float">
            <text:p>15</text:p>
          </table:table-cell>
          <table:table-cell table:formula="of:=[.O30]+[.M31]" office:value-type="float" office:value="4" calcext:value-type="float">
            <text:p>4</text:p>
          </table:table-cell>
          <table:table-cell table:formula="of:=[.N31]*[.E31]+[.O31]*[.J31]" office:value-type="float" office:value="943.560024261474" calcext:value-type="float">
            <text:p>943.560024261474</text:p>
          </table:table-cell>
          <table:table-cell table:formula="of:=[.N31]*[.B31]+[.O31]*[.G31]" office:value-type="float" office:value="942.689968109131" calcext:value-type="float">
            <text:p>942.689968109131</text:p>
          </table:table-cell>
          <table:table-cell table:formula="of:=[.R30]-([.L31]*[.E31])-([.M31]*[.J31])" office:value-type="float" office:value="100.399993896485" calcext:value-type="float">
            <text:p>100.399993896485</text:p>
          </table:table-cell>
          <table:table-cell table:formula="of:=[.R31]+[.Q31]" office:value-type="float" office:value="1043.08996200562" calcext:value-type="float">
            <text:p>1043.08996200562</text:p>
          </table:table-cell>
        </table:table-row>
        <table:table-row table:style-name="ro1">
          <table:table-cell office:value-type="string" calcext:value-type="string">
            <text:p>2016-07-14 20:00:00+00:00</text:p>
          </table:table-cell>
          <table:table-cell office:value-type="float" office:value="53.7400016784668" calcext:value-type="float">
            <text:p>53.74</text:p>
          </table:table-cell>
          <table:table-cell office:value-type="float" office:value="53.9900016784668" calcext:value-type="float">
            <text:p>53.99</text:p>
          </table:table-cell>
          <table:table-cell office:value-type="float" office:value="53.5800018310547" calcext:value-type="float">
            <text:p>53.58</text:p>
          </table:table-cell>
          <table:table-cell office:value-type="float" office:value="53.8400001525879" calcext:value-type="float">
            <text:p>53.84</text:p>
          </table:table-cell>
          <table:table-cell office:value-type="float" office:value="24545520" calcext:value-type="float">
            <text:p>24545520.00</text:p>
          </table:table-cell>
          <table:table-cell office:value-type="float" office:value="35.2000007629395" calcext:value-type="float">
            <text:p>35.20</text:p>
          </table:table-cell>
          <table:table-cell office:value-type="float" office:value="35.2999992370605" calcext:value-type="float">
            <text:p>35.30</text:p>
          </table:table-cell>
          <table:table-cell office:value-type="float" office:value="34.9599990844727" calcext:value-type="float">
            <text:p>34.96</text:p>
          </table:table-cell>
          <table:table-cell office:value-type="float" office:value="35.1300010681152" calcext:value-type="float">
            <text:p>35.13</text:p>
          </table:table-cell>
          <table:table-cell office:value-type="float" office:value="25296374" calcext:value-type="float">
            <text:p>25296374.0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N31]+[.L32]" office:value-type="float" office:value="15" calcext:value-type="float">
            <text:p>15</text:p>
          </table:table-cell>
          <table:table-cell table:formula="of:=[.O31]+[.M32]" office:value-type="float" office:value="4" calcext:value-type="float">
            <text:p>4</text:p>
          </table:table-cell>
          <table:table-cell table:formula="of:=[.N32]*[.E32]+[.O32]*[.J32]" office:value-type="float" office:value="948.120006561279" calcext:value-type="float">
            <text:p>948.120006561279</text:p>
          </table:table-cell>
          <table:table-cell table:formula="of:=[.N32]*[.B32]+[.O32]*[.G32]" office:value-type="float" office:value="946.90002822876" calcext:value-type="float">
            <text:p>946.90002822876</text:p>
          </table:table-cell>
          <table:table-cell table:formula="of:=[.R31]-([.L32]*[.E32])-([.M32]*[.J32])" office:value-type="float" office:value="100.399993896485" calcext:value-type="float">
            <text:p>100.399993896485</text:p>
          </table:table-cell>
          <table:table-cell table:formula="of:=[.R32]+[.Q32]" office:value-type="float" office:value="1047.30002212524" calcext:value-type="float">
            <text:p>1047.30002212524</text:p>
          </table:table-cell>
        </table:table-row>
        <table:table-row table:style-name="ro1">
          <table:table-cell office:value-type="string" calcext:value-type="string">
            <text:p>2016-07-15 20:00:00+00:00</text:p>
          </table:table-cell>
          <table:table-cell office:value-type="float" office:value="53.7000007629395" calcext:value-type="float">
            <text:p>53.70</text:p>
          </table:table-cell>
          <table:table-cell office:value-type="float" office:value="54" calcext:value-type="float">
            <text:p>54.00</text:p>
          </table:table-cell>
          <table:table-cell office:value-type="float" office:value="53.2099990844727" calcext:value-type="float">
            <text:p>53.21</text:p>
          </table:table-cell>
          <table:table-cell office:value-type="float" office:value="53.9500007629395" calcext:value-type="float">
            <text:p>53.95</text:p>
          </table:table-cell>
          <table:table-cell office:value-type="float" office:value="32024384" calcext:value-type="float">
            <text:p>32024384.00</text:p>
          </table:table-cell>
          <table:table-cell office:value-type="float" office:value="35.0699996948242" calcext:value-type="float">
            <text:p>35.07</text:p>
          </table:table-cell>
          <table:table-cell office:value-type="float" office:value="35.2900009155273" calcext:value-type="float">
            <text:p>35.29</text:p>
          </table:table-cell>
          <table:table-cell office:value-type="float" office:value="34.9000015258789" calcext:value-type="float">
            <text:p>34.90</text:p>
          </table:table-cell>
          <table:table-cell office:value-type="float" office:value="35.2599983215332" calcext:value-type="float">
            <text:p>35.26</text:p>
          </table:table-cell>
          <table:table-cell office:value-type="float" office:value="23661856" calcext:value-type="float">
            <text:p>23661856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32]+[.L33]" office:value-type="float" office:value="15" calcext:value-type="float">
            <text:p>15</text:p>
          </table:table-cell>
          <table:table-cell table:formula="of:=[.O32]+[.M33]" office:value-type="float" office:value="4" calcext:value-type="float">
            <text:p>4</text:p>
          </table:table-cell>
          <table:table-cell table:formula="of:=[.N33]*[.E33]+[.O33]*[.J33]" office:value-type="float" office:value="950.290004730226" calcext:value-type="float">
            <text:p>950.290004730226</text:p>
          </table:table-cell>
          <table:table-cell table:formula="of:=[.N33]*[.B33]+[.O33]*[.G33]" office:value-type="float" office:value="945.780010223389" calcext:value-type="float">
            <text:p>945.780010223389</text:p>
          </table:table-cell>
          <table:table-cell table:formula="of:=[.R32]-([.L33]*[.E33])-([.M33]*[.J33])" office:value-type="float" office:value="100.399993896485" calcext:value-type="float">
            <text:p>100.399993896485</text:p>
          </table:table-cell>
          <table:table-cell table:formula="of:=[.R33]+[.Q33]" office:value-type="float" office:value="1046.18000411987" calcext:value-type="float">
            <text:p>1046.18000411987</text:p>
          </table:table-cell>
        </table:table-row>
        <table:table-row table:style-name="ro1">
          <table:table-cell office:value-type="string" calcext:value-type="string">
            <text:p>2016-07-18 20:00:00+00:00</text:p>
          </table:table-cell>
          <table:table-cell office:value-type="float" office:value="53.9599990844727" calcext:value-type="float">
            <text:p>53.96</text:p>
          </table:table-cell>
          <table:table-cell office:value-type="float" office:value="54.3400001525879" calcext:value-type="float">
            <text:p>54.34</text:p>
          </table:table-cell>
          <table:table-cell office:value-type="float" office:value="53.5499992370606" calcext:value-type="float">
            <text:p>53.55</text:p>
          </table:table-cell>
          <table:table-cell office:value-type="float" office:value="53.7000007629395" calcext:value-type="float">
            <text:p>53.70</text:p>
          </table:table-cell>
          <table:table-cell office:value-type="float" office:value="31433864" calcext:value-type="float">
            <text:p>31433864.00</text:p>
          </table:table-cell>
          <table:table-cell office:value-type="float" office:value="35.0499992370605" calcext:value-type="float">
            <text:p>35.05</text:p>
          </table:table-cell>
          <table:table-cell office:value-type="float" office:value="35.2000007629395" calcext:value-type="float">
            <text:p>35.20</text:p>
          </table:table-cell>
          <table:table-cell office:value-type="float" office:value="34.9500007629395" calcext:value-type="float">
            <text:p>34.95</text:p>
          </table:table-cell>
          <table:table-cell office:value-type="float" office:value="35.1800003051758" calcext:value-type="float">
            <text:p>35.18</text:p>
          </table:table-cell>
          <table:table-cell office:value-type="float" office:value="19347176" calcext:value-type="float">
            <text:p>19347176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33]+[.L34]" office:value-type="float" office:value="15" calcext:value-type="float">
            <text:p>15</text:p>
          </table:table-cell>
          <table:table-cell table:formula="of:=[.O33]+[.M34]" office:value-type="float" office:value="4" calcext:value-type="float">
            <text:p>4</text:p>
          </table:table-cell>
          <table:table-cell table:formula="of:=[.N34]*[.E34]+[.O34]*[.J34]" office:value-type="float" office:value="946.220012664796" calcext:value-type="float">
            <text:p>946.220012664796</text:p>
          </table:table-cell>
          <table:table-cell table:formula="of:=[.N34]*[.B34]+[.O34]*[.G34]" office:value-type="float" office:value="949.599983215333" calcext:value-type="float">
            <text:p>949.599983215333</text:p>
          </table:table-cell>
          <table:table-cell table:formula="of:=[.R33]-([.L34]*[.E34])-([.M34]*[.J34])" office:value-type="float" office:value="100.399993896485" calcext:value-type="float">
            <text:p>100.399993896485</text:p>
          </table:table-cell>
          <table:table-cell table:formula="of:=[.R34]+[.Q34]" office:value-type="float" office:value="1049.99997711182" calcext:value-type="float">
            <text:p>1049.99997711182</text:p>
          </table:table-cell>
        </table:table-row>
        <table:table-row table:style-name="ro1">
          <table:table-cell office:value-type="string" calcext:value-type="string">
            <text:p>2016-07-19 20:00:00+00:00</text:p>
          </table:table-cell>
          <table:table-cell office:value-type="float" office:value="53.0900001525879" calcext:value-type="float">
            <text:p>53.09</text:p>
          </table:table-cell>
          <table:table-cell office:value-type="float" office:value="53.9000015258789" calcext:value-type="float">
            <text:p>53.90</text:p>
          </table:table-cell>
          <table:table-cell office:value-type="float" office:value="52.9300003051758" calcext:value-type="float">
            <text:p>52.93</text:p>
          </table:table-cell>
          <table:table-cell office:value-type="float" office:value="53.7099990844727" calcext:value-type="float">
            <text:p>53.71</text:p>
          </table:table-cell>
          <table:table-cell office:value-type="float" office:value="53336532" calcext:value-type="float">
            <text:p>53336532.00</text:p>
          </table:table-cell>
          <table:table-cell office:value-type="float" office:value="35.1500015258789" calcext:value-type="float">
            <text:p>35.15</text:p>
          </table:table-cell>
          <table:table-cell office:value-type="float" office:value="35.1599998474121" calcext:value-type="float">
            <text:p>35.16</text:p>
          </table:table-cell>
          <table:table-cell office:value-type="float" office:value="34.8499984741211" calcext:value-type="float">
            <text:p>34.85</text:p>
          </table:table-cell>
          <table:table-cell office:value-type="float" office:value="34.8899993896484" calcext:value-type="float">
            <text:p>34.89</text:p>
          </table:table-cell>
          <table:table-cell office:value-type="float" office:value="20395424" calcext:value-type="float">
            <text:p>20395424.0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N34]+[.L35]" office:value-type="float" office:value="15" calcext:value-type="float">
            <text:p>15</text:p>
          </table:table-cell>
          <table:table-cell table:formula="of:=[.O34]+[.M35]" office:value-type="float" office:value="2" calcext:value-type="float">
            <text:p>2</text:p>
          </table:table-cell>
          <table:table-cell table:formula="of:=[.N35]*[.E35]+[.O35]*[.J35]" office:value-type="float" office:value="875.429985046387" calcext:value-type="float">
            <text:p>875.429985046387</text:p>
          </table:table-cell>
          <table:table-cell table:formula="of:=[.N35]*[.B35]+[.O35]*[.G35]" office:value-type="float" office:value="866.650005340576" calcext:value-type="float">
            <text:p>866.650005340576</text:p>
          </table:table-cell>
          <table:table-cell table:formula="of:=[.R34]-([.L35]*[.E35])-([.M35]*[.J35])" office:value-type="float" office:value="170.179992675782" calcext:value-type="float">
            <text:p>170.179992675782</text:p>
          </table:table-cell>
          <table:table-cell table:formula="of:=[.R35]+[.Q35]" office:value-type="float" office:value="1036.82999801636" calcext:value-type="float">
            <text:p>1036.82999801636</text:p>
          </table:table-cell>
        </table:table-row>
        <table:table-row table:style-name="ro1">
          <table:table-cell office:value-type="string" calcext:value-type="string">
            <text:p>2016-07-20 20:00:00+00:00</text:p>
          </table:table-cell>
          <table:table-cell office:value-type="float" office:value="55.9099998474121" calcext:value-type="float">
            <text:p>55.91</text:p>
          </table:table-cell>
          <table:table-cell office:value-type="float" office:value="56.8400001525879" calcext:value-type="float">
            <text:p>56.84</text:p>
          </table:table-cell>
          <table:table-cell office:value-type="float" office:value="55.5299987792969" calcext:value-type="float">
            <text:p>55.53</text:p>
          </table:table-cell>
          <table:table-cell office:value-type="float" office:value="56.1500015258789" calcext:value-type="float">
            <text:p>56.15</text:p>
          </table:table-cell>
          <table:table-cell office:value-type="float" office:value="89893304" calcext:value-type="float">
            <text:p>89893304.00</text:p>
          </table:table-cell>
          <table:table-cell office:value-type="float" office:value="35.689998626709" calcext:value-type="float">
            <text:p>35.69</text:p>
          </table:table-cell>
          <table:table-cell office:value-type="float" office:value="35.9300003051758" calcext:value-type="float">
            <text:p>35.93</text:p>
          </table:table-cell>
          <table:table-cell office:value-type="float" office:value="35.060001373291" calcext:value-type="float">
            <text:p>35.06</text:p>
          </table:table-cell>
          <table:table-cell office:value-type="float" office:value="35.2999992370605" calcext:value-type="float">
            <text:p>35.30</text:p>
          </table:table-cell>
          <table:table-cell office:value-type="float" office:value="42994188" calcext:value-type="float">
            <text:p>42994188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35]+[.L36]" office:value-type="float" office:value="15" calcext:value-type="float">
            <text:p>15</text:p>
          </table:table-cell>
          <table:table-cell table:formula="of:=[.O35]+[.M36]" office:value-type="float" office:value="2" calcext:value-type="float">
            <text:p>2</text:p>
          </table:table-cell>
          <table:table-cell table:formula="of:=[.N36]*[.E36]+[.O36]*[.J36]" office:value-type="float" office:value="912.850021362305" calcext:value-type="float">
            <text:p>912.850021362305</text:p>
          </table:table-cell>
          <table:table-cell table:formula="of:=[.N36]*[.B36]+[.O36]*[.G36]" office:value-type="float" office:value="910.0299949646" calcext:value-type="float">
            <text:p>910.0299949646</text:p>
          </table:table-cell>
          <table:table-cell table:formula="of:=[.R35]-([.L36]*[.E36])-([.M36]*[.J36])" office:value-type="float" office:value="170.179992675782" calcext:value-type="float">
            <text:p>170.179992675782</text:p>
          </table:table-cell>
          <table:table-cell table:formula="of:=[.R36]+[.Q36]" office:value-type="float" office:value="1080.20998764038" calcext:value-type="float">
            <text:p>1080.20998764038</text:p>
          </table:table-cell>
        </table:table-row>
        <table:table-row table:style-name="ro1">
          <table:table-cell office:value-type="string" calcext:value-type="string">
            <text:p>2016-07-21 20:00:00+00:00</text:p>
          </table:table-cell>
          <table:table-cell office:value-type="float" office:value="55.7999992370606" calcext:value-type="float">
            <text:p>55.80</text:p>
          </table:table-cell>
          <table:table-cell office:value-type="float" office:value="56.2299995422363" calcext:value-type="float">
            <text:p>56.23</text:p>
          </table:table-cell>
          <table:table-cell office:value-type="float" office:value="55.7599983215332" calcext:value-type="float">
            <text:p>55.76</text:p>
          </table:table-cell>
          <table:table-cell office:value-type="float" office:value="55.9799995422363" calcext:value-type="float">
            <text:p>55.98</text:p>
          </table:table-cell>
          <table:table-cell office:value-type="float" office:value="32776652" calcext:value-type="float">
            <text:p>32776652.00</text:p>
          </table:table-cell>
          <table:table-cell office:value-type="float" office:value="34.2700004577637" calcext:value-type="float">
            <text:p>34.27</text:p>
          </table:table-cell>
          <table:table-cell office:value-type="float" office:value="34.4900016784668" calcext:value-type="float">
            <text:p>34.49</text:p>
          </table:table-cell>
          <table:table-cell office:value-type="float" office:value="33.8600006103516" calcext:value-type="float">
            <text:p>33.86</text:p>
          </table:table-cell>
          <table:table-cell office:value-type="float" office:value="34.3300018310547" calcext:value-type="float">
            <text:p>34.33</text:p>
          </table:table-cell>
          <table:table-cell office:value-type="float" office:value="63708596" calcext:value-type="float">
            <text:p>63708596.0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N36]+[.L37]" office:value-type="float" office:value="15" calcext:value-type="float">
            <text:p>15</text:p>
          </table:table-cell>
          <table:table-cell table:formula="of:=[.O36]+[.M37]" office:value-type="float" office:value="2" calcext:value-type="float">
            <text:p>2</text:p>
          </table:table-cell>
          <table:table-cell table:formula="of:=[.N37]*[.E37]+[.O37]*[.J37]" office:value-type="float" office:value="908.359996795654" calcext:value-type="float">
            <text:p>908.359996795654</text:p>
          </table:table-cell>
          <table:table-cell table:formula="of:=[.N37]*[.B37]+[.O37]*[.G37]" office:value-type="float" office:value="905.539989471436" calcext:value-type="float">
            <text:p>905.539989471436</text:p>
          </table:table-cell>
          <table:table-cell table:formula="of:=[.R36]-([.L37]*[.E37])-([.M37]*[.J37])" office:value-type="float" office:value="170.179992675782" calcext:value-type="float">
            <text:p>170.179992675782</text:p>
          </table:table-cell>
          <table:table-cell table:formula="of:=[.R37]+[.Q37]" office:value-type="float" office:value="1075.71998214722" calcext:value-type="float">
            <text:p>1075.71998214722</text:p>
          </table:table-cell>
        </table:table-row>
        <table:table-row table:style-name="ro1">
          <table:table-cell office:value-type="string" calcext:value-type="string">
            <text:p>2016-07-22 20:00:00+00:00</text:p>
          </table:table-cell>
          <table:table-cell office:value-type="float" office:value="56.5699996948242" calcext:value-type="float">
            <text:p>56.57</text:p>
          </table:table-cell>
          <table:table-cell office:value-type="float" office:value="56.627498626709" calcext:value-type="float">
            <text:p>56.63</text:p>
          </table:table-cell>
          <table:table-cell office:value-type="float" office:value="55.7799987792969" calcext:value-type="float">
            <text:p>55.78</text:p>
          </table:table-cell>
          <table:table-cell office:value-type="float" office:value="56.0800018310547" calcext:value-type="float">
            <text:p>56.08</text:p>
          </table:table-cell>
          <table:table-cell office:value-type="float" office:value="32157168" calcext:value-type="float">
            <text:p>32157168.00</text:p>
          </table:table-cell>
          <table:table-cell office:value-type="float" office:value="34.6599998474121" calcext:value-type="float">
            <text:p>34.66</text:p>
          </table:table-cell>
          <table:table-cell office:value-type="float" office:value="34.7000007629395" calcext:value-type="float">
            <text:p>34.70</text:p>
          </table:table-cell>
          <table:table-cell office:value-type="float" office:value="34.2599983215332" calcext:value-type="float">
            <text:p>34.26</text:p>
          </table:table-cell>
          <table:table-cell office:value-type="float" office:value="34.3800010681152" calcext:value-type="float">
            <text:p>34.38</text:p>
          </table:table-cell>
          <table:table-cell office:value-type="float" office:value="33033652" calcext:value-type="float">
            <text:p>33033652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37]+[.L38]" office:value-type="float" office:value="15" calcext:value-type="float">
            <text:p>15</text:p>
          </table:table-cell>
          <table:table-cell table:formula="of:=[.O37]+[.M38]" office:value-type="float" office:value="2" calcext:value-type="float">
            <text:p>2</text:p>
          </table:table-cell>
          <table:table-cell table:formula="of:=[.N38]*[.E38]+[.O38]*[.J38]" office:value-type="float" office:value="909.960029602051" calcext:value-type="float">
            <text:p>909.960029602051</text:p>
          </table:table-cell>
          <table:table-cell table:formula="of:=[.N38]*[.B38]+[.O38]*[.G38]" office:value-type="float" office:value="917.869995117187" calcext:value-type="float">
            <text:p>917.869995117187</text:p>
          </table:table-cell>
          <table:table-cell table:formula="of:=[.R37]-([.L38]*[.E38])-([.M38]*[.J38])" office:value-type="float" office:value="170.179992675782" calcext:value-type="float">
            <text:p>170.179992675782</text:p>
          </table:table-cell>
          <table:table-cell table:formula="of:=[.R38]+[.Q38]" office:value-type="float" office:value="1088.04998779297" calcext:value-type="float">
            <text:p>1088.04998779297</text:p>
          </table:table-cell>
        </table:table-row>
        <table:table-row table:style-name="ro1">
          <table:table-cell office:value-type="string" calcext:value-type="string">
            <text:p>2016-07-25 20:00:00+00:00</text:p>
          </table:table-cell>
          <table:table-cell office:value-type="float" office:value="56.7299995422363" calcext:value-type="float">
            <text:p>56.73</text:p>
          </table:table-cell>
          <table:table-cell office:value-type="float" office:value="56.7400016784668" calcext:value-type="float">
            <text:p>56.74</text:p>
          </table:table-cell>
          <table:table-cell office:value-type="float" office:value="56.2550010681152" calcext:value-type="float">
            <text:p>56.26</text:p>
          </table:table-cell>
          <table:table-cell office:value-type="float" office:value="56.4700012207031" calcext:value-type="float">
            <text:p>56.47</text:p>
          </table:table-cell>
          <table:table-cell office:value-type="float" office:value="25610588" calcext:value-type="float">
            <text:p>25610588.00</text:p>
          </table:table-cell>
          <table:table-cell office:value-type="float" office:value="34.689998626709" calcext:value-type="float">
            <text:p>34.69</text:p>
          </table:table-cell>
          <table:table-cell office:value-type="float" office:value="34.7550010681152" calcext:value-type="float">
            <text:p>34.76</text:p>
          </table:table-cell>
          <table:table-cell office:value-type="float" office:value="34.5699996948242" calcext:value-type="float">
            <text:p>34.57</text:p>
          </table:table-cell>
          <table:table-cell office:value-type="float" office:value="34.6199989318848" calcext:value-type="float">
            <text:p>34.62</text:p>
          </table:table-cell>
          <table:table-cell office:value-type="float" office:value="20277700" calcext:value-type="float">
            <text:p>20277700.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N38]+[.L39]" office:value-type="float" office:value="7" calcext:value-type="float">
            <text:p>7</text:p>
          </table:table-cell>
          <table:table-cell table:formula="of:=[.O38]+[.M39]" office:value-type="float" office:value="2" calcext:value-type="float">
            <text:p>2</text:p>
          </table:table-cell>
          <table:table-cell table:formula="of:=[.N39]*[.E39]+[.O39]*[.J39]" office:value-type="float" office:value="464.530006408691" calcext:value-type="float">
            <text:p>464.530006408691</text:p>
          </table:table-cell>
          <table:table-cell table:formula="of:=[.N39]*[.B39]+[.O39]*[.G39]" office:value-type="float" office:value="466.489994049072" calcext:value-type="float">
            <text:p>466.489994049072</text:p>
          </table:table-cell>
          <table:table-cell table:formula="of:=[.R38]-([.L39]*[.E39])-([.M39]*[.J39])" office:value-type="float" office:value="621.940002441406" calcext:value-type="float">
            <text:p>621.940002441406</text:p>
          </table:table-cell>
          <table:table-cell table:formula="of:=[.R39]+[.Q39]" office:value-type="float" office:value="1088.42999649048" calcext:value-type="float">
            <text:p>1088.42999649048</text:p>
          </table:table-cell>
        </table:table-row>
        <table:table-row table:style-name="ro1">
          <table:table-cell office:value-type="string" calcext:value-type="string">
            <text:p>2016-07-26 20:00:00+00:00</text:p>
          </table:table-cell>
          <table:table-cell office:value-type="float" office:value="56.7599983215332" calcext:value-type="float">
            <text:p>56.76</text:p>
          </table:table-cell>
          <table:table-cell office:value-type="float" office:value="57.2900009155273" calcext:value-type="float">
            <text:p>57.29</text:p>
          </table:table-cell>
          <table:table-cell office:value-type="float" office:value="56.5099983215332" calcext:value-type="float">
            <text:p>56.51</text:p>
          </table:table-cell>
          <table:table-cell office:value-type="float" office:value="56.5200004577637" calcext:value-type="float">
            <text:p>56.52</text:p>
          </table:table-cell>
          <table:table-cell office:value-type="float" office:value="28078996" calcext:value-type="float">
            <text:p>28078996.00</text:p>
          </table:table-cell>
          <table:table-cell office:value-type="float" office:value="35.0900001525879" calcext:value-type="float">
            <text:p>35.09</text:p>
          </table:table-cell>
          <table:table-cell office:value-type="float" office:value="35.2299995422363" calcext:value-type="float">
            <text:p>35.23</text:p>
          </table:table-cell>
          <table:table-cell office:value-type="float" office:value="34.7000007629395" calcext:value-type="float">
            <text:p>34.70</text:p>
          </table:table-cell>
          <table:table-cell office:value-type="float" office:value="34.75" calcext:value-type="float">
            <text:p>34.75</text:p>
          </table:table-cell>
          <table:table-cell office:value-type="float" office:value="29644428" calcext:value-type="float">
            <text:p>29644428.0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N39]+[.L40]" office:value-type="float" office:value="7" calcext:value-type="float">
            <text:p>7</text:p>
          </table:table-cell>
          <table:table-cell table:formula="of:=[.O39]+[.M40]" office:value-type="float" office:value="0" calcext:value-type="float">
            <text:p>0</text:p>
          </table:table-cell>
          <table:table-cell table:formula="of:=[.N40]*[.E40]+[.O40]*[.J40]" office:value-type="float" office:value="395.640003204346" calcext:value-type="float">
            <text:p>395.640003204346</text:p>
          </table:table-cell>
          <table:table-cell table:formula="of:=[.N40]*[.B40]+[.O40]*[.G40]" office:value-type="float" office:value="397.319988250732" calcext:value-type="float">
            <text:p>397.319988250732</text:p>
          </table:table-cell>
          <table:table-cell table:formula="of:=[.R39]-([.L40]*[.E40])-([.M40]*[.J40])" office:value-type="float" office:value="691.440002441406" calcext:value-type="float">
            <text:p>691.440002441406</text:p>
          </table:table-cell>
          <table:table-cell table:formula="of:=[.R40]+[.Q40]" office:value-type="float" office:value="1088.75999069214" calcext:value-type="float">
            <text:p>1088.75999069214</text:p>
          </table:table-cell>
        </table:table-row>
        <table:table-row table:style-name="ro1">
          <table:table-cell office:value-type="string" calcext:value-type="string">
            <text:p>2016-07-27 20:00:00+00:00</text:p>
          </table:table-cell>
          <table:table-cell office:value-type="float" office:value="56.189998626709" calcext:value-type="float">
            <text:p>56.19</text:p>
          </table:table-cell>
          <table:table-cell office:value-type="float" office:value="56.7999992370605" calcext:value-type="float">
            <text:p>56.80</text:p>
          </table:table-cell>
          <table:table-cell office:value-type="float" office:value="56.1100006103516" calcext:value-type="float">
            <text:p>56.11</text:p>
          </table:table-cell>
          <table:table-cell office:value-type="float" office:value="56.6100006103516" calcext:value-type="float">
            <text:p>56.61</text:p>
          </table:table-cell>
          <table:table-cell office:value-type="float" office:value="32327476" calcext:value-type="float">
            <text:p>32327476.00</text:p>
          </table:table-cell>
          <table:table-cell office:value-type="float" office:value="34.8300018310547" calcext:value-type="float">
            <text:p>34.83</text:p>
          </table:table-cell>
          <table:table-cell office:value-type="float" office:value="35.2799987792969" calcext:value-type="float">
            <text:p>35.28</text:p>
          </table:table-cell>
          <table:table-cell office:value-type="float" office:value="34.6300010681152" calcext:value-type="float">
            <text:p>34.63</text:p>
          </table:table-cell>
          <table:table-cell office:value-type="float" office:value="35" calcext:value-type="float">
            <text:p>35.00</text:p>
          </table:table-cell>
          <table:table-cell office:value-type="float" office:value="23601764" calcext:value-type="float">
            <text:p>23601764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0]+[.L41]" office:value-type="float" office:value="7" calcext:value-type="float">
            <text:p>7</text:p>
          </table:table-cell>
          <table:table-cell table:formula="of:=[.O40]+[.M41]" office:value-type="float" office:value="0" calcext:value-type="float">
            <text:p>0</text:p>
          </table:table-cell>
          <table:table-cell table:formula="of:=[.N41]*[.E41]+[.O41]*[.J41]" office:value-type="float" office:value="396.270004272461" calcext:value-type="float">
            <text:p>396.270004272461</text:p>
          </table:table-cell>
          <table:table-cell table:formula="of:=[.N41]*[.B41]+[.O41]*[.G41]" office:value-type="float" office:value="393.329990386963" calcext:value-type="float">
            <text:p>393.329990386963</text:p>
          </table:table-cell>
          <table:table-cell table:formula="of:=[.R40]-([.L41]*[.E41])-([.M41]*[.J41])" office:value-type="float" office:value="691.440002441406" calcext:value-type="float">
            <text:p>691.440002441406</text:p>
          </table:table-cell>
          <table:table-cell table:formula="of:=[.R41]+[.Q41]" office:value-type="float" office:value="1084.76999282837" calcext:value-type="float">
            <text:p>1084.76999282837</text:p>
          </table:table-cell>
        </table:table-row>
        <table:table-row table:style-name="ro1">
          <table:table-cell office:value-type="string" calcext:value-type="string">
            <text:p>2016-07-28 20:00:00+00:00</text:p>
          </table:table-cell>
          <table:table-cell office:value-type="float" office:value="56.2099990844727" calcext:value-type="float">
            <text:p>56.21</text:p>
          </table:table-cell>
          <table:table-cell office:value-type="float" office:value="56.3699989318848" calcext:value-type="float">
            <text:p>56.37</text:p>
          </table:table-cell>
          <table:table-cell office:value-type="float" office:value="55.7200012207031" calcext:value-type="float">
            <text:p>55.72</text:p>
          </table:table-cell>
          <table:table-cell office:value-type="float" office:value="56" calcext:value-type="float">
            <text:p>56.00</text:p>
          </table:table-cell>
          <table:table-cell office:value-type="float" office:value="37550412" calcext:value-type="float">
            <text:p>37550412.00</text:p>
          </table:table-cell>
          <table:table-cell office:value-type="float" office:value="34.7700004577637" calcext:value-type="float">
            <text:p>34.77</text:p>
          </table:table-cell>
          <table:table-cell office:value-type="float" office:value="34.8300018310547" calcext:value-type="float">
            <text:p>34.83</text:p>
          </table:table-cell>
          <table:table-cell office:value-type="float" office:value="34.5200004577637" calcext:value-type="float">
            <text:p>34.52</text:p>
          </table:table-cell>
          <table:table-cell office:value-type="float" office:value="34.8300018310547" calcext:value-type="float">
            <text:p>34.83</text:p>
          </table:table-cell>
          <table:table-cell office:value-type="float" office:value="21667376" calcext:value-type="float">
            <text:p>21667376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1]+[.L42]" office:value-type="float" office:value="7" calcext:value-type="float">
            <text:p>7</text:p>
          </table:table-cell>
          <table:table-cell table:formula="of:=[.O41]+[.M42]" office:value-type="float" office:value="0" calcext:value-type="float">
            <text:p>0</text:p>
          </table:table-cell>
          <table:table-cell table:formula="of:=[.N42]*[.E42]+[.O42]*[.J42]" office:value-type="float" office:value="392" calcext:value-type="float">
            <text:p>392</text:p>
          </table:table-cell>
          <table:table-cell table:formula="of:=[.N42]*[.B42]+[.O42]*[.G42]" office:value-type="float" office:value="393.469993591309" calcext:value-type="float">
            <text:p>393.469993591309</text:p>
          </table:table-cell>
          <table:table-cell table:formula="of:=[.R41]-([.L42]*[.E42])-([.M42]*[.J42])" office:value-type="float" office:value="691.440002441406" calcext:value-type="float">
            <text:p>691.440002441406</text:p>
          </table:table-cell>
          <table:table-cell table:formula="of:=[.R42]+[.Q42]" office:value-type="float" office:value="1084.90999603272" calcext:value-type="float">
            <text:p>1084.90999603272</text:p>
          </table:table-cell>
        </table:table-row>
        <table:table-row table:style-name="ro1">
          <table:table-cell office:value-type="string" calcext:value-type="string">
            <text:p>2016-07-29 20:00:00+00:00</text:p>
          </table:table-cell>
          <table:table-cell office:value-type="float" office:value="56.6800003051758" calcext:value-type="float">
            <text:p>56.68</text:p>
          </table:table-cell>
          <table:table-cell office:value-type="float" office:value="56.7599983215332" calcext:value-type="float">
            <text:p>56.76</text:p>
          </table:table-cell>
          <table:table-cell office:value-type="float" office:value="56.0499992370606" calcext:value-type="float">
            <text:p>56.05</text:p>
          </table:table-cell>
          <table:table-cell office:value-type="float" office:value="56.2599983215332" calcext:value-type="float">
            <text:p>56.26</text:p>
          </table:table-cell>
          <table:table-cell office:value-type="float" office:value="30558718" calcext:value-type="float">
            <text:p>30558718.00</text:p>
          </table:table-cell>
          <table:table-cell office:value-type="float" office:value="34.8600006103516" calcext:value-type="float">
            <text:p>34.86</text:p>
          </table:table-cell>
          <table:table-cell office:value-type="float" office:value="34.9150009155273" calcext:value-type="float">
            <text:p>34.92</text:p>
          </table:table-cell>
          <table:table-cell office:value-type="float" office:value="34.6049995422363" calcext:value-type="float">
            <text:p>34.60</text:p>
          </table:table-cell>
          <table:table-cell office:value-type="float" office:value="34.7700004577637" calcext:value-type="float">
            <text:p>34.77</text:p>
          </table:table-cell>
          <table:table-cell office:value-type="float" office:value="18171236" calcext:value-type="float">
            <text:p>18171236.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2]+[.L43]" office:value-type="float" office:value="7" calcext:value-type="float">
            <text:p>7</text:p>
          </table:table-cell>
          <table:table-cell table:formula="of:=[.O42]+[.M43]" office:value-type="float" office:value="0" calcext:value-type="float">
            <text:p>0</text:p>
          </table:table-cell>
          <table:table-cell table:formula="of:=[.N43]*[.E43]+[.O43]*[.J43]" office:value-type="float" office:value="393.819988250732" calcext:value-type="float">
            <text:p>393.819988250732</text:p>
          </table:table-cell>
          <table:table-cell table:formula="of:=[.N43]*[.B43]+[.O43]*[.G43]" office:value-type="float" office:value="396.760002136231" calcext:value-type="float">
            <text:p>396.760002136231</text:p>
          </table:table-cell>
          <table:table-cell table:formula="of:=[.R42]-([.L43]*[.E43])-([.M43]*[.J43])" office:value-type="float" office:value="691.440002441406" calcext:value-type="float">
            <text:p>691.440002441406</text:p>
          </table:table-cell>
          <table:table-cell table:formula="of:=[.R43]+[.Q43]" office:value-type="float" office:value="1088.20000457764" calcext:value-type="float">
            <text:p>1088.200004577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 style:data-style-name="N2" text:time-value="13:44:46.478278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9T14:14:55.841793971</dc:date>
    <meta:editing-duration>PT12H59M43S</meta:editing-duration>
    <meta:editing-cycles>30</meta:editing-cycles>
    <meta:generator>LibreOffice/6.0.4.2$Linux_X86_64 LibreOffice_project/00m0$Build-2</meta:generator>
    <meta:document-statistic meta:table-count="1" meta:cell-count="817" meta:object-count="0"/>
  </office:meta>
</office:document-meta>
</file>